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ystem;<text:line-break/>using System.Collections.Generic;<text:line-break/><text:line-break/>class Program<text:line-break/>{<text:line-break/> <text:s text:c="3"/>static List&lt;Ufcd&gt; ufcds = new List&lt;Ufcd&gt;();<text:line-break/> <text:s text:c="3"/>static List&lt;Student&gt; students = new List&lt;Student&gt;();<text:line-break/> <text:s text:c="3"/>static List&lt;Professor&gt; professors = new List&lt;Professor&gt;();<text:line-break/><text:line-break/> <text:s text:c="3"/>static void Main(string[] args)<text:line-break/> <text:s text:c="3"/>{<text:line-break/> <text:s text:c="7"/>Console.WriteLine("Hello, welcome to the IEFP Leiria UFCDs Enrollment Management Project");<text:line-break/> <text:s text:c="7"/>MainMenu();<text:line-break/> <text:s text:c="3"/>}<text:line-break/><text:line-break/> <text:s text:c="3"/>static void MainMenu()<text:line-break/> <text:s text:c="3"/>{<text:line-break/> <text:s text:c="7"/>Console.WriteLine("---\nWhich option do you want?\n" +<text:line-break/> <text:s text:c="11"/>"\n1) UFCDs" +<text:line-break/> <text:s text:c="11"/>"\n2) Gerir Alunos" +<text:line-break/> <text:s text:c="11"/>"\n3) Gerir Professores" +<text:line-break/> <text:s text:c="11"/>"\n4) Exit\n");<text:line-break/><text:line-break/> <text:s text:c="7"/>string decisionMainMenu = Console.ReadLine();<text:line-break/><text:line-break/> <text:s text:c="7"/>switch (decisionMainMenu)<text:line-break/> <text:s text:c="7"/>{<text:line-break/> <text:s text:c="11"/>case "1":<text:line-break/> <text:s text:c="15"/>UfcdMenu();<text:line-break/> <text:s text:c="15"/>break;<text:line-break/> <text:s text:c="11"/>case "2":<text:line-break/> <text:s text:c="15"/>ManageStudents();<text:line-break/> <text:s text:c="15"/>break;<text:line-break/> <text:s text:c="11"/>case "3":<text:line-break/> <text:s text:c="15"/>ManageProfessors();<text:line-break/> <text:s text:c="15"/>break;<text:line-break/> <text:s text:c="11"/>case "4":<text:line-break/> <text:s text:c="15"/>Console.WriteLine("Goodbye!");<text:line-break/> <text:s text:c="15"/>break;<text:line-break/> <text:s text:c="11"/>default:<text:line-break/> <text:s text:c="15"/>Console.WriteLine("Invalid option");<text:line-break/> <text:s text:c="15"/>MainMenu();<text:line-break/> <text:s text:c="15"/>break;<text:line-break/> <text:s text:c="7"/>}<text:line-break/> <text:s text:c="3"/>}<text:line-break/><text:line-break/> <text:s text:c="3"/>static void UfcdMenu()<text:line-break/> <text:s text:c="3"/>{<text:line-break/> <text:s text:c="7"/>Console.WriteLine("---" +<text:line-break/> <text:s text:c="11"/>"\nUFCD Menu" +<text:line-break/> <text:s text:c="11"/>"\n1) List UFCDs" +<text:line-break/><text:soft-page-break/> <text:s text:c="11"/>"\n2) Create New UFCD" +<text:line-break/> <text:s text:c="11"/>"\n3) Return to main menu\n");<text:line-break/><text:line-break/> <text:s text:c="7"/>string choseUfcdMenu = Console.ReadLine();<text:line-break/><text:line-break/> <text:s text:c="7"/>switch (choseUfcdMenu)<text:line-break/> <text:s text:c="7"/>{<text:line-break/> <text:s text:c="11"/>case "1":<text:line-break/> <text:s text:c="15"/>ListUfcds();<text:line-break/> <text:s text:c="15"/>break;<text:line-break/> <text:s text:c="11"/>case "2":<text:line-break/> <text:s text:c="15"/>CreateUfcd();<text:line-break/> <text:s text:c="15"/>break;<text:line-break/> <text:s text:c="11"/>case "3":<text:line-break/> <text:s text:c="15"/>MainMenu();<text:line-break/> <text:s text:c="15"/>break;<text:line-break/> <text:s text:c="11"/>default:<text:line-break/> <text:s text:c="15"/>Console.WriteLine("Invalid option");<text:line-break/> <text:s text:c="15"/>UfcdMenu();<text:line-break/> <text:s text:c="15"/>break;<text:line-break/> <text:s text:c="7"/>}<text:line-break/> <text:s text:c="3"/>}<text:line-break/><text:line-break/> <text:s text:c="3"/>static void CreateUfcd()<text:line-break/> <text:s text:c="3"/>{<text:line-break/> <text:s text:c="7"/>Console.WriteLine("Creating a new UFCD...");<text:line-break/><text:line-break/> <text:s text:c="7"/>// Implementar a lógica para criar uma nova UFCD<text:line-break/> <text:s text:c="7"/>// Solicite as informações da UFCD ao usuário e armazene-as<text:line-break/> <text:s text:c="7"/>Console.Write("Enter Name: ");<text:line-break/> <text:s text:c="7"/>string name = Console.ReadLine();<text:line-break/> <text:s text:c="7"/>Console.Write("Enter Code: ");<text:line-break/> <text:s text:c="7"/>string code = Console.ReadLine();<text:line-break/> <text:s text:c="7"/>Console.Write("Enter Description: ");<text:line-break/> <text:s text:c="7"/>string description = Console.ReadLine();<text:line-break/> <text:s text:c="7"/>Console.Write("Enter Duration: ");<text:line-break/> <text:s text:c="7"/>int duration = int.Parse(Console.ReadLine());<text:line-break/> <text:s text:c="7"/>Console.Write("Enter Modality: ");<text:line-break/> <text:s text:c="7"/>string modality = Console.ReadLine();<text:line-break/> <text:s text:c="7"/>Console.Write("Enter Schedule: ");<text:line-break/> <text:s text:c="7"/>string schedule = Console.ReadLine();<text:line-break/> <text:s text:c="7"/>Console.Write("Enter Course: ");<text:line-break/> <text:s text:c="7"/>string course = Console.ReadLine();<text:line-break/><text:line-break/> <text:s text:c="7"/>ufcds.Add(new Ufcd<text:line-break/> <text:s text:c="7"/>{<text:line-break/> <text:s text:c="11"/>Name = name,<text:line-break/> <text:s text:c="11"/>Code = code,<text:line-break/> <text:s text:c="11"/>Description = description,<text:line-break/> <text:s text:c="11"/>Duration = duration,<text:line-break/> <text:s text:c="11"/>Modality = modality,<text:line-break/> <text:s text:c="11"/>Schedule = schedule,<text:line-break/><text:soft-page-break/> <text:s text:c="11"/>Course = course<text:line-break/> <text:s text:c="7"/>});<text:line-break/><text:line-break/> <text:s text:c="7"/>Console.WriteLine("UFCD created successfully!");<text:line-break/><text:line-break/> <text:s text:c="7"/>// Perguntar se deseja voltar ao menu principal<text:line-break/> <text:s text:c="7"/>Console.WriteLine("Do you want to return to the main menu? (yes/no)");<text:line-break/> <text:s text:c="7"/>string returnToMainMenu = Console.ReadLine();<text:line-break/> <text:s text:c="7"/>if (returnToMainMenu.ToLower() == "yes")<text:line-break/> <text:s text:c="11"/>MainMenu();<text:line-break/> <text:s text:c="3"/>}<text:line-break/><text:line-break/> <text:s text:c="3"/>static void ListUfcds()<text:line-break/> <text:s text:c="3"/>{<text:line-break/> <text:s text:c="7"/>Console.WriteLine("---\nList of UFCDs:");<text:line-break/><text:line-break/> <text:s text:c="7"/>foreach (var ufcd in ufcds)<text:line-break/> <text:s text:c="7"/>{<text:line-break/> <text:s text:c="11"/>Console.WriteLine($"Name: {ufcd.Name}");<text:line-break/> <text:s text:c="11"/>Console.WriteLine($"Code: {ufcd.Code}");<text:line-break/> <text:s text:c="11"/>Console.WriteLine($"Description: {ufcd.Description}");<text:line-break/> <text:s text:c="11"/>Console.WriteLine($"Duration: {ufcd.Duration}");<text:line-break/> <text:s text:c="11"/>Console.WriteLine($"Modality: {ufcd.Modality}");<text:line-break/> <text:s text:c="11"/>Console.WriteLine($"Schedule: {ufcd.Schedule}");<text:line-break/> <text:s text:c="11"/>Console.WriteLine($"Course: {ufcd.Course}\n");<text:line-break/> <text:s text:c="7"/>}<text:line-break/> <text:s text:c="7"/>// Perguntar se deseja voltar ao menu UFCD<text:line-break/> <text:s text:c="7"/>Console.WriteLine("Do you want to return to the UFCD menu? (yes/no)");<text:line-break/> <text:s text:c="7"/>string returnToUfcdMenu = Console.ReadLine();<text:line-break/> <text:s text:c="7"/>if (returnToUfcdMenu.ToLower() == "yes")<text:line-break/> <text:s text:c="11"/>UfcdMenu();<text:line-break/> <text:s text:c="3"/>}<text:line-break/><text:line-break/> <text:s text:c="3"/>static void ManageStudents()<text:line-break/> <text:s text:c="3"/>{<text:line-break/> <text:s text:c="7"/>Console.WriteLine("---\nGerir Alunos Menu" +<text:line-break/> <text:s text:c="11"/>"\n1) Inscrever Aluno" +<text:line-break/> <text:s text:c="11"/>"\n2) Listar Informações de Alunos" +<text:line-break/> <text:s text:c="11"/>"\n3) Return to main menu\n");<text:line-break/><text:line-break/> <text:s text:c="7"/>string choseManageStudents = Console.ReadLine();<text:line-break/><text:line-break/> <text:s text:c="7"/>switch (choseManageStudents)<text:line-break/> <text:s text:c="7"/>{<text:line-break/> <text:s text:c="11"/>case "1":<text:line-break/> <text:s text:c="15"/>EnrollStudent();<text:line-break/> <text:s text:c="15"/>break;<text:line-break/> <text:s text:c="11"/>case "2":<text:line-break/> <text:s text:c="15"/>ListStudents();<text:line-break/> <text:s text:c="15"/>break;<text:line-break/> <text:s text:c="11"/>case "3":<text:line-break/> <text:s text:c="15"/>MainMenu();<text:line-break/><text:soft-page-break/> <text:s text:c="15"/>break;<text:line-break/> <text:s text:c="11"/>default:<text:line-break/> <text:s text:c="15"/>Console.WriteLine("Invalid option");<text:line-break/> <text:s text:c="15"/>ManageStudents();<text:line-break/> <text:s text:c="15"/>break;<text:line-break/> <text:s text:c="7"/>}<text:line-break/> <text:s text:c="3"/>}<text:line-break/><text:line-break/> <text:s text:c="3"/>static void ManageProfessors()<text:line-break/> <text:s text:c="3"/>{<text:line-break/> <text:s text:c="7"/>Console.WriteLine("---\nGerir Professores Menu" +<text:line-break/> <text:s text:c="11"/>"\n1) Inscrever Professor" +<text:line-break/> <text:s text:c="11"/>"\n2) Listar Informações de Professores" +<text:line-break/> <text:s text:c="11"/>"\n3) Return to main menu\n");<text:line-break/><text:line-break/> <text:s text:c="7"/>string choseManageProfessors = Console.ReadLine();<text:line-break/><text:line-break/> <text:s text:c="7"/>switch (choseManageProfessors)<text:line-break/> <text:s text:c="7"/>{<text:line-break/> <text:s text:c="11"/>case "1":<text:line-break/> <text:s text:c="15"/>EnrollProfessor();<text:line-break/> <text:s text:c="15"/>break;<text:line-break/> <text:s text:c="11"/>case "2":<text:line-break/> <text:s text:c="15"/>ListProfessors();<text:line-break/> <text:s text:c="15"/>break;<text:line-break/> <text:s text:c="11"/>case "3":<text:line-break/> <text:s text:c="15"/>MainMenu();<text:line-break/> <text:s text:c="15"/>break;<text:line-break/> <text:s text:c="11"/>default:<text:line-break/> <text:s text:c="15"/>Console.WriteLine("Invalid option");<text:line-break/> <text:s text:c="15"/>ManageProfessors();<text:line-break/> <text:s text:c="15"/>break;<text:line-break/> <text:s text:c="7"/>}<text:line-break/> <text:s text:c="3"/>}<text:line-break/><text:line-break/> <text:s text:c="3"/>static void EnrollStudent()<text:line-break/> <text:s text:c="3"/>{<text:line-break/> <text:s text:c="7"/>Console.WriteLine("Enrolling a new student...");<text:line-break/><text:line-break/> <text:s text:c="7"/>// Implementar a lógica para inscrever um aluno<text:line-break/> <text:s text:c="7"/>// Solicite as informações do aluno ao usuário e armazene-as<text:line-break/> <text:s text:c="7"/>Console.Write("Enter Name: ");<text:line-break/> <text:s text:c="7"/>string name = Console.ReadLine();<text:line-break/> <text:s text:c="7"/>Console.Write("Enter Date of Birth: ");<text:line-break/> <text:s text:c="7"/>string dateOfBirth = Console.ReadLine();<text:line-break/> <text:s text:c="7"/>Console.Write("Enter NIF: ");<text:line-break/> <text:s text:c="7"/>string nif = Console.ReadLine();<text:line-break/> <text:s text:c="7"/>Console.Write("Enter Email: ");<text:line-break/> <text:s text:c="7"/>string email = Console.ReadLine();<text:line-break/> <text:s text:c="7"/>Console.Write("Enter Address: ");<text:line-break/> <text:s text:c="7"/>string address = Console.ReadLine();<text:line-break/> <text:s text:c="7"/>Console.Write("Enter Phone: ");<text:line-break/><text:soft-page-break/> <text:s text:c="7"/>string phone = Console.ReadLine();<text:line-break/> <text:s text:c="7"/>Console.Write("Enter Availability: ");<text:line-break/> <text:s text:c="7"/>string availability = Console.ReadLine();<text:line-break/><text:line-break/> <text:s text:c="7"/>students.Add(new Student<text:line-break/> <text:s text:c="7"/>{<text:line-break/> <text:s text:c="11"/>Name = name,<text:line-break/> <text:s text:c="11"/>DateOfBirth = dateOfBirth,<text:line-break/> <text:s text:c="11"/>NIF = nif,<text:line-break/> <text:s text:c="11"/>Email = email,<text:line-break/> <text:s text:c="11"/>Address = address,<text:line-break/> <text:s text:c="11"/>Phone = phone,<text:line-break/> <text:s text:c="11"/>Availability = availability<text:line-break/> <text:s text:c="7"/>});<text:line-break/><text:line-break/> <text:s text:c="7"/>Console.WriteLine("Student enrolled successfully!");<text:line-break/><text:line-break/> <text:s text:c="7"/>// Perguntar se deseja voltar ao menu "Gerir Alunos"<text:line-break/> <text:s text:c="7"/>Console.WriteLine("Do you want to return to the 'Gerir Alunos' menu? (yes/no)");<text:line-break/> <text:s text:c="7"/>string returnToManageStudentsMenu = Console.ReadLine();<text:line-break/> <text:s text:c="7"/>if (returnToManageStudentsMenu.ToLower() == "yes")<text:line-break/> <text:s text:c="11"/>ManageStudents();<text:line-break/> <text:s text:c="3"/>}<text:line-break/><text:line-break/> <text:s text:c="3"/>static void EnrollProfessor()<text:line-break/> <text:s text:c="3"/>{<text:line-break/> <text:s text:c="7"/>Console.WriteLine("Enrolling a new professor...");<text:line-break/><text:line-break/> <text:s text:c="7"/>// Implementar a lógica para inscrever um professor<text:line-break/> <text:s text:c="7"/>// Solicite as informações do professor ao usuário e armazene-as<text:line-break/> <text:s text:c="7"/>Console.Write("Enter Name: ");<text:line-break/> <text:s text:c="7"/>string name = Console.ReadLine();<text:line-break/> <text:s text:c="7"/>Console.Write("Enter Date of Birth: ");<text:line-break/> <text:s text:c="7"/>string dateOfBirth = Console.ReadLine();<text:line-break/> <text:s text:c="7"/>Console.Write("Enter NIF: ");<text:line-break/> <text:s text:c="7"/>string nif = Console.ReadLine();<text:line-break/> <text:s text:c="7"/>Console.Write("Enter Email: ");<text:line-break/> <text:s text:c="7"/>string email = Console.ReadLine();<text:line-break/> <text:s text:c="7"/>Console.Write("Enter Address: ");<text:line-break/> <text:s text:c="7"/>string address = Console.ReadLine();<text:line-break/> <text:s text:c="7"/>Console.Write("Enter Phone: ");<text:line-break/> <text:s text:c="7"/>string phone = Console.ReadLine();<text:line-break/> <text:s text:c="7"/>Console.Write("Enter Qualifications: ");<text:line-break/> <text:s text:c="7"/>string qualifications = Console.ReadLine();<text:line-break/> <text:s text:c="7"/>Console.Write("Enter Availability: ");<text:line-break/> <text:s text:c="7"/>string availability = Console.ReadLine();<text:line-break/><text:line-break/> <text:s text:c="7"/>professors.Add(new Professor<text:line-break/> <text:s text:c="7"/>{<text:line-break/> <text:s text:c="11"/>Name = name,<text:line-break/> <text:s text:c="11"/>DateOfBirth = dateOfBirth,<text:line-break/> <text:s text:c="11"/>NIF = nif,<text:line-break/><text:soft-page-break/> <text:s text:c="11"/>Email = email,<text:line-break/> <text:s text:c="11"/>Address = address,<text:line-break/> <text:s text:c="11"/>Phone = phone,<text:line-break/> <text:s text:c="11"/>Qualifications = qualifications,<text:line-break/> <text:s text:c="11"/>Availability = availability<text:line-break/> <text:s text:c="7"/>});<text:line-break/><text:line-break/> <text:s text:c="7"/>Console.WriteLine("Professor enrolled successfully!");<text:line-break/><text:line-break/> <text:s text:c="7"/>// Perguntar se deseja voltar ao menu "Gerir Professores"<text:line-break/> <text:s text:c="7"/>Console.WriteLine("Do you want to return to the 'Gerir Professores' menu? (yes/no)");<text:line-break/> <text:s text:c="7"/>string returnToManageProfessorsMenu = Console.ReadLine();<text:line-break/> <text:s text:c="7"/>if (returnToManageProfessorsMenu.ToLower() == "yes")<text:line-break/> <text:s text:c="11"/>ManageProfessors();<text:line-break/> <text:s text:c="3"/>}<text:line-break/><text:line-break/> <text:s text:c="3"/>static void ListStudents()<text:line-break/> <text:s text:c="3"/>{<text:line-break/> <text:s text:c="7"/>Console.WriteLine("---\nList of Students:");<text:line-break/><text:line-break/> <text:s text:c="7"/>foreach (var student in students)<text:line-break/> <text:s text:c="7"/>{<text:line-break/> <text:s text:c="11"/>Console.WriteLine($"Name: {student.Name}");<text:line-break/> <text:s text:c="11"/>Console.WriteLine($"Date of Birth: {student.DateOfBirth}");<text:line-break/> <text:s text:c="11"/>Console.WriteLine($"NIF: {student.NIF}");<text:line-break/> <text:s text:c="11"/>Console.WriteLine($"Email: {student.Email}");<text:line-break/> <text:s text:c="11"/>Console.WriteLine($"Address: {student.Address}");<text:line-break/> <text:s text:c="11"/>Console.WriteLine($"Phone: {student.Phone}");<text:line-break/> <text:s text:c="11"/>Console.WriteLine($"Availability: {student.Availability}\n");<text:line-break/> <text:s text:c="7"/>}<text:line-break/> <text:s text:c="7"/>// Perguntar se deseja voltar ao menu "Gerir Alunos"<text:line-break/> <text:s text:c="7"/>Console.WriteLine("Do you want to return to the 'Gerir Alunos' menu? (yes/no)");<text:line-break/> <text:s text:c="7"/>string returnToManageStudentsMenu = Console.ReadLine();<text:line-break/> <text:s text:c="7"/>if (returnToManageStudentsMenu.ToLower() == "yes")<text:line-break/> <text:s text:c="11"/>ManageStudents();<text:line-break/> <text:s text:c="3"/>}<text:line-break/><text:line-break/> <text:s text:c="3"/>static void ListProfessors()<text:line-break/> <text:s text:c="3"/>{<text:line-break/> <text:s text:c="7"/>Console.WriteLine("---\nList of Professors:");<text:line-break/><text:line-break/> <text:s text:c="7"/>foreach (var professor in professors)<text:line-break/> <text:s text:c="7"/>{<text:line-break/> <text:s text:c="11"/>Console.WriteLine($"Name: {professor.Name}");<text:line-break/> <text:s text:c="11"/>Console.WriteLine($"Date of Birth: {professor.DateOfBirth}");<text:line-break/> <text:s text:c="11"/>Console.WriteLine($"NIF: {professor.NIF}");<text:line-break/> <text:s text:c="7"/></text:p>
      <text:p text:style-name="Standard"><text:s text:c="4"/>Console.WriteLine($"Email: {professor.Email}");<text:line-break/> <text:s text:c="11"/>Console.WriteLine($"Address: {professor.Address}");<text:line-break/> <text:s text:c="11"/>Console.WriteLine($"Phone: {professor.Phone}");<text:line-break/> <text:s text:c="11"/>Console.WriteLine($"Qualifications: {professor.Qualifications}");<text:line-break/> <text:s text:c="11"/>Console.WriteLine($"Availability: {professor.Availability}\n");<text:line-break/><text:soft-page-break/> <text:s text:c="7"/>}<text:line-break/> <text:s text:c="7"/>// Perguntar se deseja voltar ao menu "Gerir Professores"<text:line-break/> <text:s text:c="7"/>Console.WriteLine("Do you want to return to the 'Gerir Professores' menu? (yes/no)");<text:line-break/> <text:s text:c="7"/>string returnToManageProfessorsMenu = Console.ReadLine();<text:line-break/> <text:s text:c="7"/>if (returnToManageProfessorsMenu.ToLower() == "yes")<text:line-break/> <text:s text:c="11"/>ManageProfessors();<text:line-break/> <text:s text:c="3"/>}<text:line-break/>}<text:line-break/><text:line-break/>class Ufcd<text:line-break/>{<text:line-break/> <text:s text:c="3"/>public string Name { get; set; }<text:line-break/> <text:s text:c="3"/>public string Code { get; set; }<text:line-break/> <text:s text:c="3"/>public string Description { get; set; }<text:line-break/> <text:s text:c="3"/>public int Duration { get; set; }<text:line-break/> <text:s text:c="3"/>public string Modality { get; set; }<text:line-break/> <text:s text:c="3"/>public string Schedule { get; set; }<text:line-break/> <text:s text:c="3"/>public string Course { get; set; }<text:line-break/>}<text:line-break/><text:line-break/>class Student<text:line-break/>{<text:line-break/> <text:s text:c="3"/>public string Name { get; set; }<text:line-break/> <text:s text:c="3"/>public string DateOfBirth { get; set; }<text:line-break/> <text:s text:c="3"/>public string NIF { get; set; }<text:line-break/> <text:s text:c="3"/>public string Email { get; set; }<text:line-break/> <text:s text:c="3"/>public string Address { get; set; }<text:line-break/> <text:s text:c="3"/>public string Phone { get; set; }<text:line-break/> <text:s text:c="3"/>public string Availability { get; set; }<text:line-break/>}<text:line-break/><text:line-break/>class Professor<text:line-break/>{<text:line-break/> <text:s text:c="3"/>public string Name { get; set; }<text:line-break/> <text:s text:c="3"/>public string DateOfBirth { get; set; }<text:line-break/> <text:s text:c="3"/>public string NIF { get; set; }<text:line-break/> <text:s text:c="3"/>public string Email { get; set; }<text:line-break/> <text:s text:c="3"/>public string Address { get; set; }<text:line-break/> <text:s text:c="3"/>public string Phone { get; set; }<text:line-break/> <text:s text:c="3"/>public string Qualifications { get; set; }<text:line-break/> <text:s text:c="3"/>public string Availability { get; set; }<text:line-break/>}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using System;<text:line-break/>using System.Collections.Generic;<text:line-break/><text:line-break/>class Program<text:line-break/>{<text:line-break/> <text:s text:c="3"/>static List&lt;Ufcd&gt; ufcds = new List&lt;Ufcd&gt;();<text:line-break/> <text:s text:c="3"/>static List&lt;Class&gt; classes = new List&lt;Class&gt;();<text:line-break/> <text:s text:c="3"/>static List&lt;Student&gt; students = new List&lt;Student&gt;();<text:line-break/> <text:s text:c="3"/>static List&lt;Professor&gt; professors = new List&lt;Professor&gt;();<text:line-break/><text:line-break/> <text:s text:c="3"/>static void Main(string[] args)<text:line-break/> <text:s text:c="3"/>{<text:line-break/> <text:s text:c="7"/>Console.WriteLine("Hello, welcome to the IEFP Leiria UFCDs Enrollment Management Project");<text:line-break/> <text:s text:c="7"/>MainMenu();<text:line-break/> <text:s text:c="3"/>}<text:line-break/><text:line-break/> <text:s text:c="3"/>static void MainMenu()<text:line-break/> <text:s text:c="3"/>{<text:line-break/> <text:s text:c="7"/>Console.WriteLine("---\nWhich option do you want?\n" +<text:line-break/> <text:s text:c="11"/>"\n1) UFCDs" +<text:line-break/> <text:s text:c="11"/>"\n2) Classes" +<text:line-break/> <text:s text:c="11"/>"\n3) Manage Students" +<text:line-break/> <text:s text:c="11"/>"\n4) Manage Professors" +<text:line-break/> <text:s text:c="11"/>"\n5) Exit\n");<text:line-break/><text:line-break/> <text:s text:c="7"/>string decisionMainMenu = Console.ReadLine();<text:line-break/><text:line-break/> <text:s text:c="7"/>switch (decisionMainMenu)<text:line-break/> <text:s text:c="7"/>{<text:line-break/> <text:s text:c="11"/>case "1":<text:line-break/> <text:s text:c="15"/>UfcdMenu();<text:line-break/> <text:s text:c="15"/>break;<text:line-break/> <text:s text:c="11"/>case "2":<text:line-break/> <text:s text:c="15"/>ClassesMenu();<text:line-break/> <text:s text:c="15"/>break;<text:line-break/> <text:s text:c="11"/>case "3":<text:line-break/> <text:s text:c="15"/>ManageStudents();<text:line-break/> <text:s text:c="15"/>break;<text:line-break/> <text:s text:c="11"/>case "4":<text:line-break/> <text:s text:c="15"/>ManageProfessors();<text:line-break/> <text:s text:c="15"/>break;<text:line-break/> <text:s text:c="11"/>case "5":<text:line-break/> <text:s text:c="15"/>Console.WriteLine("Goodbye!");<text:line-break/> <text:s text:c="15"/>break;<text:line-break/> <text:s text:c="11"/>default:<text:line-break/> <text:s text:c="15"/>Console.WriteLine("Invalid option");<text:line-break/> <text:s text:c="15"/>MainMenu();<text:line-break/> <text:s text:c="15"/>break;<text:line-break/> <text:s text:c="7"/>}<text:line-break/> <text:s text:c="3"/>}<text:line-break/><text:soft-page-break/><text:line-break/> <text:s text:c="3"/>static void UfcdMenu()<text:line-break/> <text:s text:c="3"/>{<text:line-break/> <text:s text:c="7"/>Console.WriteLine("---\nUFCD Menu" +<text:line-break/> <text:s text:c="11"/>"\n1) List UFCDs" +<text:line-break/> <text:s text:c="11"/>"\n2) Create New UFCD" +<text:line-break/> <text:s text:c="11"/>"\n3) Return to main menu\n");<text:line-break/><text:line-break/> <text:s text:c="7"/>string choseUfcdMenu = Console.ReadLine();<text:line-break/><text:line-break/> <text:s text:c="7"/>switch (choseUfcdMenu)<text:line-break/> <text:s text:c="7"/>{<text:line-break/> <text:s text:c="11"/>case "1":<text:line-break/> <text:s text:c="15"/>ListUfcds();<text:line-break/> <text:s text:c="15"/>break;<text:line-break/> <text:s text:c="11"/>case "2":<text:line-break/> <text:s text:c="15"/>CreateUfcd();<text:line-break/> <text:s text:c="15"/>break;<text:line-break/> <text:s text:c="11"/>case "3":<text:line-break/> <text:s text:c="15"/>MainMenu();<text:line-break/> <text:s text:c="15"/>break;<text:line-break/> <text:s text:c="11"/>default:<text:line-break/> <text:s text:c="15"/>Console.WriteLine("Invalid option");<text:line-break/> <text:s text:c="15"/>UfcdMenu();<text:line-break/> <text:s text:c="15"/>break;<text:line-break/> <text:s text:c="7"/>}<text:line-break/> <text:s text:c="3"/>}<text:line-break/><text:line-break/> <text:s text:c="3"/>static void CreateUfcd()<text:line-break/> <text:s text:c="3"/>{<text:line-break/> <text:s text:c="7"/>Console.WriteLine("Creating a new UFCD...");<text:line-break/><text:line-break/> <text:s text:c="7"/>// Implementar a lógica para criar uma nova UFCD<text:line-break/> <text:s text:c="7"/>// Solicite as informações da UFCD ao usuário e armazene-as<text:line-break/> <text:s text:c="7"/>Console.Write("Enter Name: ");<text:line-break/> <text:s text:c="7"/>string name = Console.ReadLine();<text:line-break/> <text:s text:c="7"/>Console.Write("Enter Code: ");<text:line-break/> <text:s text:c="7"/>string code = Console.ReadLine();<text:line-break/> <text:s text:c="7"/>Console.Write("Enter Description: ");<text:line-break/> <text:s text:c="7"/>string description = Console.ReadLine();<text:line-break/> <text:s text:c="7"/>Console.Write("Enter Duration: ");<text:line-break/> <text:s text:c="7"/>int duration = int.Parse(Console.ReadLine());<text:line-break/> <text:s text:c="7"/>Console.Write("Enter Modality: ");<text:line-break/> <text:s text:c="7"/>string modality = Console.ReadLine();<text:line-break/> <text:s text:c="7"/>Console.Write("Enter Schedule: ");<text:line-break/> <text:s text:c="7"/>string schedule = Console.ReadLine();<text:line-break/> <text:s text:c="7"/>Console.Write("Enter Course: ");<text:line-break/> <text:s text:c="7"/>string course = Console.ReadLine();<text:line-break/><text:line-break/> <text:s text:c="7"/>ufcds.Add(new Ufcd<text:line-break/> <text:s text:c="7"/>{<text:line-break/> <text:s text:c="11"/>Name = name,<text:line-break/><text:soft-page-break/> <text:s text:c="11"/>Code = code,<text:line-break/> <text:s text:c="11"/>Description = description,<text:line-break/> <text:s text:c="11"/>Duration = duration,<text:line-break/> <text:s text:c="11"/>Modality = modality,<text:line-break/> <text:s text:c="11"/>Schedule = schedule,<text:line-break/> <text:s text:c="11"/>Course = course<text:line-break/> <text:s text:c="7"/>});<text:line-break/><text:line-break/> <text:s text:c="7"/>Console.WriteLine("UFCD created successfully!");<text:line-break/><text:line-break/> <text:s text:c="7"/>// Perguntar se deseja voltar ao menu principal<text:line-break/> <text:s text:c="7"/>Console.WriteLine("Do you want to return to the main menu? (yes/no)");<text:line-break/> <text:s text:c="7"/>string returnToMainMenu = Console.ReadLine();<text:line-break/> <text:s text:c="7"/>if (returnToMainMenu.ToLower() == "yes")<text:line-break/> <text:s text:c="11"/>MainMenu();<text:line-break/> <text:s text:c="3"/>}<text:line-break/><text:line-break/> <text:s text:c="3"/>static void ListUfcds()<text:line-break/> <text:s text:c="3"/>{<text:line-break/> <text:s text:c="7"/>Console.WriteLine("---\nList of UFCDs:");<text:line-break/><text:line-break/> <text:s text:c="7"/>foreach (var ufcd in ufcds)<text:line-break/> <text:s text:c="7"/>{<text:line-break/> <text:s text:c="11"/>Console.WriteLine($"Name: {ufcd.Name}");<text:line-break/> <text:s text:c="11"/>Console.WriteLine($"Code: {ufcd.Code}");<text:line-break/> <text:s text:c="11"/>Console.WriteLine($"Description: {ufcd.Description}");<text:line-break/> <text:s text:c="11"/>Console.WriteLine($"Duration: {ufcd.Duration}");<text:line-break/> <text:s text:c="11"/>Console.WriteLine($"Modality: {ufcd.Modality}");<text:line-break/> <text:s text:c="11"/>Console.WriteLine($"Schedule: {ufcd.Schedule}");<text:line-break/> <text:s text:c="11"/>Console.WriteLine($"Course: {ufcd.Course}\n");<text:line-break/> <text:s text:c="7"/>}<text:line-break/> <text:s text:c="7"/>// Perguntar se deseja voltar ao menu UFCD<text:line-break/> <text:s text:c="7"/>Console.WriteLine("Do you want to return to the UFCD menu? (yes/no)");<text:line-break/> <text:s text:c="7"/>string returnToUfcdMenu = Console.ReadLine();<text:line-break/> <text:s text:c="7"/>if (returnToUfcdMenu.ToLower() == "yes")<text:line-break/> <text:s text:c="11"/>UfcdMenu();<text:line-break/> <text:s text:c="3"/>}<text:line-break/><text:line-break/> <text:s text:c="3"/>static void ClassesMenu()<text:line-break/> <text:s text:c="3"/>{<text:line-break/> <text:s text:c="7"/>Console.WriteLine("---\nClasses Menu" +<text:line-break/> <text:s text:c="11"/>"\n1) List Classes" +<text:line-break/> <text:s text:c="11"/>"\n2) Create New Class" +<text:line-break/> <text:s text:c="11"/>"\n3) Edit Class" +<text:line-break/> <text:s text:c="11"/>"\n4) Return to main menu\n");<text:line-break/><text:line-break/> <text:s text:c="7"/>string choseClassesMenu = Console.ReadLine();<text:line-break/><text:line-break/> <text:s text:c="7"/>switch (choseClassesMenu)<text:line-break/> <text:s text:c="7"/>{<text:line-break/> <text:s text:c="11"/>case "1":<text:line-break/> <text:s text:c="15"/>ListClasses();<text:line-break/><text:soft-page-break/> <text:s text:c="15"/>break;<text:line-break/> <text:s text:c="11"/>case "2":<text:line-break/> <text:s text:c="15"/>CreateClass();<text:line-break/> <text:s text:c="15"/>break;<text:line-break/> <text:s text:c="11"/>case "3":<text:line-break/> <text:s text:c="15"/>EditClass();<text:line-break/> <text:s text:c="15"/>break;<text:line-break/> <text:s text:c="11"/>case "4":<text:line-break/> <text:s text:c="15"/>MainMenu();<text:line-break/> <text:s text:c="15"/>break;<text:line-break/> <text:s text:c="11"/>default:<text:line-break/> <text:s text:c="15"/>Console.WriteLine("Invalid option");<text:line-break/> <text:s text:c="15"/>ClassesMenu();<text:line-break/> <text:s text:c="15"/>break;<text:line-break/> <text:s text:c="7"/>}<text:line-break/> <text:s text:c="3"/>}<text:line-break/><text:line-break/> <text:s text:c="3"/>static void CreateClass()<text:line-break/> <text:s text:c="3"/>{<text:line-break/> <text:s text:c="7"/>Console.WriteLine("Creating a new class...");<text:line-break/><text:line-break/> <text:s text:c="7"/>// Implementar a lógica para criar uma nova classe<text:line-break/> <text:s text:c="7"/>// Solicite as informações da classe ao usuário e armazene-as<text:line-break/> <text:s text:c="7"/>Console.Write("Enter Class Name: ");<text:line-break/> <text:s text:c="7"/>string className = Console.ReadLine();<text:line-break/> <text:s text:c="7"/>Console.Write("Enter Class Code: ");<text:line-break/> <text:s text:c="7"/>string classCode = Console.ReadLine();<text:line-break/> <text:s text:c="7"/>Console.Write("Enter Class Schedule: ");<text:line-break/> <text:s text:c="7"/>string classSchedule = Console.ReadLine();<text:line-break/> <text:s text:c="7"/>Console.Write("Enter Professor Name: ");<text:line-break/> <text:s text:c="7"/>string professorName = Console.ReadLine();<text:line-break/><text:line-break/> <text:s text:c="7"/>classes.Add(new Class<text:line-break/> <text:s text:c="7"/>{<text:line-break/> <text:s text:c="11"/>Name = className,<text:line-break/> <text:s text:c="11"/>Code = classCode,<text:line-break/> <text:s text:c="11"/>Schedule = classSchedule,<text:line-break/> <text:s text:c="11"/>Professor = professorName<text:line-break/> <text:s text:c="7"/>});<text:line-break/><text:line-break/> <text:s text:c="7"/>Console.WriteLine("Class created successfully!");<text:line-break/><text:line-break/> <text:s text:c="7"/>// Perguntar se deseja voltar ao menu "Classes"<text:line-break/> <text:s text:c="7"/>Console.WriteLine("Do you want to return to the Classes menu? (yes/no)");<text:line-break/> <text:s text:c="7"/>string returnToClassesMenu = Console.ReadLine();<text:line-break/> <text:s text:c="7"/>if (returnToClassesMenu.ToLower() == "yes")<text:line-break/> <text:s text:c="11"/>ClassesMenu();<text:line-break/> <text:s text:c="3"/>}<text:line-break/><text:line-break/> <text:s text:c="3"/>static void EditClass()<text:line-break/> <text:s text:c="3"/>{<text:line-break/> <text:s text:c="7"/>Console.WriteLine("Enter the code of the class you want to edit:");<text:line-break/><text:soft-page-break/> <text:s text:c="7"/>string classCode = Console.ReadLine();<text:line-break/><text:line-break/> <text:s text:c="7"/>Class classToEdit = classes.FirstOrDefault(cls =&gt; cls.Code == classCode);<text:line-break/><text:line-break/> <text:s text:c="7"/>if (classToEdit == null)<text:line-break/> <text:s text:c="7"/>{<text:line-break/> <text:s text:c="11"/>Console.WriteLine("Class not found.");<text:line-break/> <text:s text:c="11"/>ClassesMenu();<text:line-break/> <text:s text:c="7"/>}<text:line-break/><text:line-break/> <text:s text:c="7"/>Console.WriteLine("Editing Class...");<text:line-break/> <text:s text:c="7"/>// Solicitar novas informações ao usuário e atualizar a classe<text:line-break/> <text:s text:c="7"/>Console.Write("Enter New Class Name: ");<text:line-break/> <text:s text:c="7"/>string newClassName = Console.ReadLine();<text:line-break/> <text:s text:c="7"/>Console.Write("Enter New Class Schedule: ");<text:line-break/> <text:s text:c="7"/>string newClassSchedule = Console.ReadLine();<text:line-break/> <text:s text:c="7"/>Console.Write("Enter New Professor Name: ");<text:line-break/> <text:s text:c="7"/>string newProfessorName = Console.ReadLine();<text:line-break/><text:line-break/> <text:s text:c="7"/>// Atualizar os campos da classe<text:line-break/> <text:s text:c="7"/>classToEdit.Name = newClassName;<text:line-break/> <text:s text:c="7"/>classToEdit.Schedule = newClassSchedule;<text:line-break/> <text:s text:c="7"/>classToEdit.Professor = newProfessorName;<text:line-break/><text:line-break/> <text:s text:c="7"/>Console.WriteLine("Class edited successfully!");<text:line-break/><text:line-break/> <text:s text:c="7"/>// Perguntar se deseja voltar ao menu "Classes"<text:line-break/> <text:s text:c="7"/>Console.WriteLine("Do you want to return to the Classes menu? (yes/no)");<text:line-break/> <text:s text:c="7"/>string returnToClassesMenu = Console.ReadLine();<text:line-break/> <text:s text:c="7"/>if (returnToClassesMenu.ToLower() == "yes")<text:line-break/> <text:s text:c="11"/>ClassesMenu();<text:line-break/> <text:s text:c="3"/>}<text:line-break/><text:line-break/> <text:s text:c="3"/>static void ListClasses()<text:line-break/> <text:s text:c="3"/>{<text:line-break/> <text:s text:c="7"/>Console.WriteLine("---\nList of Classes:");<text:line-break/><text:line-break/> <text:s text:c="7"/>foreach (var cls in classes)<text:line-break/> <text:s text:c="7"/>{<text:line-break/> <text:s text:c="11"/>Console.WriteLine($"Class Name: {cls.Name}");<text:line-break/> <text:s text:c="11"/>Console.WriteLine($"Class Code: {cls.Code}");<text:line-break/> <text:s text:c="11"/>Console.WriteLine($"Class Schedule: {cls.Schedule}");<text:line-break/> <text:s text:c="11"/>Console.WriteLine($"Professor: {cls.Professor}\n");<text:line-break/> <text:s text:c="7"/>}<text:line-break/> <text:s text:c="7"/>// Perguntar se deseja voltar ao menu "Classes"<text:line-break/> <text:s text:c="7"/>Console.WriteLine("Do you want to return to the Classes menu? (yes/no)");<text:line-break/> <text:s text:c="7"/>string returnToClassesMenu = Console.ReadLine();<text:line-break/> <text:s text:c="7"/>if (returnToClassesMenu.ToLower() == "yes")<text:line-break/> <text:s text:c="11"/>ClassesMenu();<text:line-break/> <text:s text:c="3"/>}<text:line-break/><text:line-break/> <text:s text:c="3"/>static void ManageStudents()<text:line-break/><text:soft-page-break/> <text:s text:c="3"/>{<text:line-break/> <text:s text:c="7"/>Console.WriteLine("---\nManage Students Menu" +<text:line-break/> <text:s text:c="11"/>"\n1) Enroll Student" +<text:line-break/> <text:s text:c="11"/>"\n2) List Student Information" +<text:line-break/> <text:s text:c="11"/>"\n3) Return to main menu\n");<text:line-break/><text:line-break/> <text:s text:c="7"/>string choseManageStudents = Console.ReadLine();<text:line-break/><text:line-break/> <text:s text:c="7"/>switch (choseManageStudents)<text:line-break/> <text:s text:c="7"/>{<text:line-break/> <text:s text:c="11"/>case "1":<text:line-break/> <text:s text:c="15"/>EnrollStudent();<text:line-break/> <text:s text:c="15"/>break;<text:line-break/> <text:s text:c="11"/>case "2":<text:line-break/> <text:s text:c="15"/>ListStudents();<text:line-break/> <text:s text:c="15"/>break;<text:line-break/> <text:s text:c="11"/>case "3":<text:line-break/> <text:s text:c="15"/>MainMenu();<text:line-break/> <text:s text:c="15"/>break;<text:line-break/> <text:s text:c="11"/>default:<text:line-break/> <text:s text:c="15"/>Console.WriteLine("Invalid option");<text:line-break/> <text:s text:c="15"/>ManageStudents();<text:line-break/> <text:s text:c="15"/>break;<text:line-break/> <text:s text:c="7"/>}<text:line-break/> <text:s text:c="3"/>}<text:line-break/><text:line-break/> <text:s text:c="3"/>static void ManageProfessors()<text:line-break/> <text:s text:c="3"/>{<text:line-break/> <text:s text:c="7"/>Console.WriteLine("---\nManage Professors Menu" +<text:line-break/> <text:s text:c="11"/>"\n1) Enroll Professor" +<text:line-break/> <text:s text:c="11"/>"\n2) List Professor Information" +<text:line-break/> <text:s text:c="11"/>"\n3) Return to main menu\n");<text:line-break/><text:line-break/> <text:s text:c="7"/>string choseManageProfessors = Console.ReadLine();<text:line-break/><text:line-break/> <text:s text:c="7"/>switch (choseManageProfessors)<text:line-break/> <text:s text:c="7"/>{<text:line-break/> <text:s text:c="11"/>case "1":<text:line-break/> <text:s text:c="15"/>EnrollProfessor();<text:line-break/> <text:s text:c="15"/>break;<text:line-break/> <text:s text:c="11"/>case "2":<text:line-break/> <text:s text:c="15"/>ListProfessors();<text:line-break/> <text:s text:c="15"/>break;<text:line-break/> <text:s text:c="11"/>case "3":<text:line-break/> <text:s text:c="15"/>MainMenu();<text:line-break/> <text:s text:c="15"/>break;<text:line-break/> <text:s text:c="11"/>default:<text:line-break/> <text:s text:c="15"/>Console.WriteLine("Invalid option");<text:line-break/> <text:s text:c="15"/>ManageProfessors();<text:line-break/> <text:s text:c="15"/>break;<text:line-break/> <text:s text:c="7"/>}<text:line-break/> <text:s text:c="3"/>}<text:line-break/><text:soft-page-break/><text:line-break/> <text:s text:c="3"/>static void EnrollStudent()<text:line-break/> <text:s text:c="3"/>{<text:line-break/> <text:s text:c="7"/>Console.WriteLine("Enrolling a new student...");<text:line-break/><text:line-break/> <text:s text:c="7"/>// Implementar a lógica para inscrever um aluno<text:line-break/> <text:s text:c="7"/>// Solicite as informações do aluno ao usuário e armazene-as<text:line-break/> <text:s text:c="7"/>Console.Write("Enter Name: ");<text:line-break/> <text:s text:c="7"/>string name = Console.ReadLine();<text:line-break/> <text:s text:c="7"/>Console.Write("Enter</text:p>
      <text:p text:style-name="Standard"><text:s/>Date of Birth: ");<text:line-break/> <text:s text:c="7"/>string dateOfBirth = Console.ReadLine();<text:line-break/> <text:s text:c="7"/>Console.Write("Enter NIF: ");<text:line-break/> <text:s text:c="7"/>string nif = Console.ReadLine();<text:line-break/> <text:s text:c="7"/>Console.Write("Enter Email: ");<text:line-break/> <text:s text:c="7"/>string email = Console.ReadLine();<text:line-break/> <text:s text:c="7"/>Console.Write("Enter Address: ");<text:line-break/> <text:s text:c="7"/>string address = Console.ReadLine();<text:line-break/> <text:s text:c="7"/>Console.Write("Enter Phone: ");<text:line-break/> <text:s text:c="7"/>string phone = Console.ReadLine();<text:line-break/> <text:s text:c="7"/>Console.Write("Enter Availability: ");<text:line-break/> <text:s text:c="7"/>string availability = Console.ReadLine();<text:line-break/><text:line-break/> <text:s text:c="7"/>students.Add(new Student<text:line-break/> <text:s text:c="7"/>{<text:line-break/> <text:s text:c="11"/>Name = name,<text:line-break/> <text:s text:c="11"/>DateOfBirth = dateOfBirth,<text:line-break/> <text:s text:c="11"/>NIF = nif,<text:line-break/> <text:s text:c="11"/>Email = email,<text:line-break/> <text:s text:c="11"/>Address = address,<text:line-break/> <text:s text:c="11"/>Phone = phone,<text:line-break/> <text:s text:c="11"/>Availability = availability<text:line-break/> <text:s text:c="7"/>});<text:line-break/><text:line-break/> <text:s text:c="7"/>Console.WriteLine("Student enrolled successfully!");<text:line-break/><text:line-break/> <text:s text:c="7"/>// Perguntar se deseja voltar ao menu "Manage Students"<text:line-break/> <text:s text:c="7"/>Console.WriteLine("Do you want to return to the 'Manage Students' menu? (yes/no)");<text:line-break/> <text:s text:c="7"/>string returnToManageStudentsMenu = Console.ReadLine();<text:line-break/> <text:s text:c="7"/>if (returnToManageStudentsMenu.ToLower() == "yes")<text:line-break/> <text:s text:c="11"/>ManageStudents();<text:line-break/> <text:s text:c="3"/>}<text:line-break/><text:line-break/> <text:s text:c="3"/>static void EnrollProfessor()<text:line-break/> <text:s text:c="3"/>{<text:line-break/> <text:s text:c="7"/>Console.WriteLine("Enrolling a new professor...");<text:line-break/><text:line-break/> <text:s text:c="7"/>// Implementar a lógica para inscrever um professor<text:line-break/> <text:s text:c="7"/>// Solicite as informações do professor ao usuário e armazene-as<text:line-break/> <text:s text:c="7"/>Console.Write("Enter Name: ");<text:line-break/> <text:s text:c="7"/>string name = Console.ReadLine();<text:line-break/> <text:s text:c="7"/>Console.Write("Enter Date of Birth: ");<text:line-break/><text:soft-page-break/> <text:s text:c="7"/>string dateOfBirth = Console.ReadLine();<text:line-break/> <text:s text:c="7"/>Console.Write("Enter NIF: ");<text:line-break/> <text:s text:c="7"/>string nif = Console.ReadLine();<text:line-break/> <text:s text:c="7"/>Console.Write("Enter Email: ");<text:line-break/> <text:s text:c="7"/>string email = Console.ReadLine();<text:line-break/> <text:s text:c="7"/>Console.Write("Enter Address: ");<text:line-break/> <text:s text:c="7"/>string address = Console.ReadLine();<text:line-break/> <text:s text:c="7"/>Console.Write("Enter Phone: ");<text:line-break/> <text:s text:c="7"/>string phone = Console.ReadLine();<text:line-break/> <text:s text:c="7"/>Console.Write("Enter Qualifications: ");<text:line-break/> <text:s text:c="7"/>string qualifications = Console.ReadLine();<text:line-break/> <text:s text:c="7"/>Console.Write("Enter Availability: ");<text:line-break/> <text:s text:c="7"/>string availability = Console.ReadLine();<text:line-break/><text:line-break/> <text:s text:c="7"/>professors.Add(new Professor<text:line-break/> <text:s text:c="7"/>{<text:line-break/> <text:s text:c="11"/>Name = name,<text:line-break/> <text:s text:c="11"/>DateOfBirth = dateOfBirth,<text:line-break/> <text:s text:c="11"/>NIF = nif,<text:line-break/> <text:s text:c="11"/>Email = email,<text:line-break/> <text:s text:c="11"/>Address = address,<text:line-break/> <text:s text:c="11"/>Phone = phone,<text:line-break/> <text:s text:c="11"/>Qualifications = qualifications,<text:line-break/> <text:s text:c="11"/>Availability = availability<text:line-break/> <text:s text:c="7"/>});<text:line-break/><text:line-break/> <text:s text:c="7"/>Console.WriteLine("Professor enrolled successfully!");<text:line-break/><text:line-break/> <text:s text:c="7"/>// Perguntar se deseja voltar ao menu "Manage Professors"<text:line-break/> <text:s text:c="7"/>Console.WriteLine("Do you want to return to the 'Manage Professors' menu? (yes/no)");<text:line-break/> <text:s text:c="7"/>string returnToManageProfessorsMenu = Console.ReadLine();<text:line-break/> <text:s text:c="7"/>if (returnToManageProfessorsMenu.ToLower() == "yes")<text:line-break/> <text:s text:c="11"/>ManageProfessors();<text:line-break/> <text:s text:c="3"/>}<text:line-break/><text:line-break/> <text:s text:c="3"/>static void ListStudents()<text:line-break/> <text:s text:c="3"/>{<text:line-break/> <text:s text:c="7"/>Console.WriteLine("---\nList of Students:");<text:line-break/><text:line-break/> <text:s text:c="7"/>foreach (var student in students)<text:line-break/> <text:s text:c="7"/>{<text:line-break/> <text:s text:c="11"/>Console.WriteLine($"Name: {student.Name}");<text:line-break/> <text:s text:c="11"/>Console.WriteLine($"Date of Birth: {student.DateOfBirth}");<text:line-break/> <text:s text:c="11"/>Console.WriteLine($"NIF: {student.NIF}");<text:line-break/> <text:s text:c="11"/>Console.WriteLine($"Email: {student.Email}");<text:line-break/> <text:s text:c="11"/>Console.WriteLine($"Address: {student.Address}");<text:line-break/> <text:s text:c="11"/>Console.WriteLine($"Phone: {student.Phone}");<text:line-break/> <text:s text:c="11"/>Console.WriteLine($"Availability: {student.Availability}\n");<text:line-break/> <text:s text:c="7"/>}<text:line-break/> <text:s text:c="7"/>// Perguntar se deseja voltar ao menu "Manage Students"<text:line-break/> <text:s text:c="7"/>Console.WriteLine("Do you want to return to the 'Manage Students' menu? (yes/no)");<text:line-break/> <text:s text:c="7"/>string returnToManageStudentsMenu = Console.ReadLine();<text:line-break/><text:soft-page-break/> <text:s text:c="7"/>if (returnToManageStudentsMenu.ToLower() == "yes")<text:line-break/> <text:s text:c="11"/>ManageStudents();<text:line-break/> <text:s text:c="3"/>}<text:line-break/><text:line-break/> <text:s text:c="3"/>static void ListProfessors()<text:line-break/> <text:s text:c="3"/>{<text:line-break/> <text:s text:c="7"/>Console.WriteLine("---\nList of Professors:");<text:line-break/><text:line-break/> <text:s text:c="7"/>foreach (var professor in professors)<text:line-break/> <text:s text:c="7"/>{<text:line-break/> <text:s text:c="11"/>Console.WriteLine($"Name: {professor.Name}");<text:line-break/> <text:s text:c="11"/>Console.WriteLine($"Date of Birth: {professor.DateOfBirth}");<text:line-break/> <text:s text:c="11"/>Console.WriteLine($"NIF: {professor.NIF}");<text:line-break/> <text:s text:c="11"/>Console.WriteLine($"Email: {professor.Email}");<text:line-break/> <text:s text:c="11"/>Console.WriteLine($"Address: {professor.Address}");<text:line-break/> <text:s text:c="11"/>Console.WriteLine($"Phone: {professor.Phone}");<text:line-break/> <text:s text:c="11"/>Console.WriteLine($"Qualifications: {professor.Qualifications}");<text:line-break/> <text:s text:c="11"/>Console.WriteLine($"Availability: {professor.Availability}\n");<text:line-break/> <text:s text:c="7"/>}<text:line-break/> <text:s text:c="7"/>// Perguntar se deseja voltar ao menu "Manage Professors"<text:line-break/> <text:s text:c="7"/>Console.WriteLine("Do you want to return to the 'Manage Professors' menu? (yes/no)");<text:line-break/> <text:s text:c="7"/>string returnToManageProfessorsMenu = Console.ReadLine();<text:line-break/> <text:s text:c="7"/>if (returnToManageProfessorsMenu.ToLower() == "yes")<text:line-break/> <text:s text:c="11"/>ManageProfessors();<text:line-break/> <text:s text:c="3"/>}<text:line-break/>}<text:line-break/><text:line-break/>class Ufcd<text:line-break/>{<text:line-break/> <text:s text:c="3"/>public string Name { get; set; }<text:line-break/> <text:s text:c="3"/>public string Code { get; set; }<text:line-break/> <text:s text:c="3"/>public string Description { get; set; }<text:line-break/> <text:s text:c="3"/>public int Duration { get; set; }<text:line-break/> <text:s text:c="3"/>public string Modality { get; set; }<text:line-break/> <text:s text:c="3"/>public string Schedule { get; set; }<text:line-break/> <text:s text:c="3"/>public string Course { get; set; }<text:line-break/>}<text:line-break/><text:line-break/>class Class<text:line-break/>{<text:line-break/> <text:s text:c="3"/>public string Name { get; set; }<text:line-break/> <text:s text:c="3"/>public string Code { get; set; }<text:line-break/> <text:s text:c="3"/>public string Schedule { get; set; }<text:line-break/> <text:s text:c="3"/>public string Professor { get; set; }<text:line-break/>}<text:line-break/><text:line-break/>class Student<text:line-break/>{<text:line-break/> <text:s text:c="3"/>public string Name { get; set; }<text:line-break/> <text:s text:c="3"/>public string DateOfBirth { get; set; }<text:line-break/> <text:s text:c="3"/>public string NIF { get; set; }<text:line-break/> <text:s text:c="3"/>public string Email { get; set; }<text:line-break/><text:soft-page-break/> <text:s text:c="3"/>public string Address { get; set; }<text:line-break/> <text:s text:c="3"/>public string Phone { get; set; }<text:line-break/> <text:s text:c="3"/>public string Availability { get; set; }<text:line-break/>}<text:line-break/><text:line-break/>class Professor<text:line-break/>{<text:line-break/> <text:s text:c="3"/>public string Name { get; set; }<text:line-break/> <text:s text:c="3"/>public string DateOfBirth { get; set; }<text:line-break/> <text:s text:c="3"/>public string NIF { get; set; }<text:line-break/> <text:s text:c="3"/>public string Email { get; set; }<text:line-break/> <text:s text:c="3"/>public string Address { get; set; }<text:line-break/> <text:s text:c="3"/>public string Phone { get; set; }<text:line-break/> <text:s text:c="3"/>public string Qualifications { get; set; }<text:line-break/> <text:s text:c="3"/>public string Availability { get; set; }<text:line-break/>}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System;</text:p>
      <text:p text:style-name="Standard">using System.Collections.Generic;</text:p>
      <text:p text:style-name="Standard">using System.Linq;</text:p>
      <text:p text:style-name="Standard"/>
      <text:p text:style-name="Standard">class Program</text:p>
      <text:p text:style-name="Standard">{</text:p>
      <text:p text:style-name="Standard"><text:s text:c="4"/>static List&lt;Ufcd&gt; ufcds = new List&lt;Ufcd&gt;();</text:p>
      <text:p text:style-name="Standard"><text:s text:c="4"/>static List&lt;Class&gt; classes = new List&lt;Class&gt;();</text:p>
      <text:p text:style-name="Standard"><text:s text:c="4"/>static List&lt;Student&gt; students = new List&lt;Student&gt;();</text:p>
      <text:p text:style-name="Standard"><text:s text:c="4"/>static List&lt;Professor&gt; professors = new List&lt;Professor&gt;();</text:p>
      <text:p text:style-name="Standard"><text:s text:c="4"/>static List&lt;Turma&gt; turmas = new List&lt;Turma&gt;();</text:p>
      <text:p text:style-name="Standard"/>
      <text:p text:style-name="Standard"><text:s text:c="4"/>static void Main(string[] args)</text:p>
      <text:p text:style-name="Standard"><text:s text:c="4"/>{</text:p>
      <text:p text:style-name="Standard"><text:s text:c="8"/>Console.WriteLine("Hello, welcome to the IEFP Leiria UFCDs Enrollment Management Project");</text:p>
      <text:p text:style-name="Standard"><text:s text:c="8"/>MainMenu();</text:p>
      <text:p text:style-name="Standard"><text:s text:c="4"/>}</text:p>
      <text:p text:style-name="Standard"/>
      <text:p text:style-name="Standard"><text:s text:c="4"/>static void MainMenu()</text:p>
      <text:p text:style-name="Standard"><text:s text:c="4"/>{</text:p>
      <text:p text:style-name="Standard"><text:s text:c="8"/>Console.WriteLine("---\nWhich option do you want?\n" +</text:p>
      <text:p text:style-name="Standard"><text:s text:c="12"/>"\n1) UFCDs" +</text:p>
      <text:p text:style-name="Standard"><text:s text:c="12"/>"\n2) Classes" +</text:p>
      <text:p text:style-name="Standard"><text:s text:c="12"/>"\n3) Manage Students" +</text:p>
      <text:p text:style-name="Standard"><text:s text:c="12"/>"\n4) Manage Professors" +</text:p>
      <text:p text:style-name="Standard"><text:s text:c="12"/>"\n5) Exit\n");</text:p>
      <text:p text:style-name="Standard"/>
      <text:p text:style-name="Standard"><text:s text:c="8"/>string decisionMainMenu = Console.ReadLine();</text:p>
      <text:p text:style-name="Standard"/>
      <text:p text:style-name="Standard"><text:s text:c="8"/>switch (decisionMainMenu)</text:p>
      <text:p text:style-name="Standard"><text:s text:c="8"/>{</text:p>
      <text:p text:style-name="Standard"><text:s text:c="12"/>case "1":</text:p>
      <text:p text:style-name="Standard"><text:s text:c="16"/>UfcdMenu();</text:p>
      <text:p text:style-name="Standard"><text:s text:c="16"/>break;</text:p>
      <text:p text:style-name="Standard"><text:s text:c="12"/>case "2":</text:p>
      <text:p text:style-name="Standard"><text:s text:c="16"/>ClassesMenu();</text:p>
      <text:p text:style-name="Standard"><text:s text:c="16"/>break;</text:p>
      <text:p text:style-name="Standard"><text:soft-page-break/><text:s text:c="12"/>case "3":</text:p>
      <text:p text:style-name="Standard"><text:s text:c="16"/>ManageStudents();</text:p>
      <text:p text:style-name="Standard"><text:s text:c="16"/>break;</text:p>
      <text:p text:style-name="Standard"><text:s text:c="12"/>case "4":</text:p>
      <text:p text:style-name="Standard"><text:s text:c="16"/>ManageProfessors();</text:p>
      <text:p text:style-name="Standard"><text:s text:c="16"/>break;</text:p>
      <text:p text:style-name="Standard"><text:s text:c="12"/>case "5":</text:p>
      <text:p text:style-name="Standard"><text:s text:c="16"/>Console.WriteLine("Goodbye!");</text:p>
      <text:p text:style-name="Standard"><text:s text:c="16"/>break;</text:p>
      <text:p text:style-name="Standard"><text:s text:c="12"/>default:</text:p>
      <text:p text:style-name="Standard"><text:s text:c="16"/>Console.WriteLine("Invalid option");</text:p>
      <text:p text:style-name="Standard"><text:s text:c="16"/>MainMenu();</text:p>
      <text:p text:style-name="Standard"><text:s text:c="16"/>break;</text:p>
      <text:p text:style-name="Standard"><text:s text:c="8"/>}</text:p>
      <text:p text:style-name="Standard"><text:s text:c="4"/>}</text:p>
      <text:p text:style-name="Standard"/>
      <text:p text:style-name="Standard"><text:s text:c="4"/>static void UfcdMenu()</text:p>
      <text:p text:style-name="Standard"><text:s text:c="4"/>{</text:p>
      <text:p text:style-name="Standard"><text:s text:c="8"/>Console.WriteLine("---\nUFCD Menu" +</text:p>
      <text:p text:style-name="Standard"><text:s text:c="12"/>"\n1) List UFCDs" +</text:p>
      <text:p text:style-name="Standard"><text:s text:c="12"/>"\n2) Create New UFCD" +</text:p>
      <text:p text:style-name="Standard"><text:s text:c="12"/>"\n3) Return to main menu\n");</text:p>
      <text:p text:style-name="Standard"/>
      <text:p text:style-name="Standard"><text:s text:c="8"/>string choseUfcdMenu = Console.ReadLine();</text:p>
      <text:p text:style-name="Standard"/>
      <text:p text:style-name="Standard"><text:s text:c="8"/>switch (choseUfcdMenu)</text:p>
      <text:p text:style-name="Standard"><text:s text:c="8"/>{</text:p>
      <text:p text:style-name="Standard"><text:s text:c="12"/>case "1":</text:p>
      <text:p text:style-name="Standard"><text:s text:c="16"/>ListUfcds();</text:p>
      <text:p text:style-name="Standard"><text:s text:c="16"/>break;</text:p>
      <text:p text:style-name="Standard"><text:s text:c="12"/>case "2":</text:p>
      <text:p text:style-name="Standard"><text:s text:c="16"/>CreateUfcd();</text:p>
      <text:p text:style-name="Standard"><text:s text:c="16"/>break;</text:p>
      <text:p text:style-name="Standard"><text:s text:c="12"/>case "3":</text:p>
      <text:p text:style-name="Standard"><text:s text:c="16"/>MainMenu();</text:p>
      <text:p text:style-name="Standard"><text:s text:c="16"/>break;</text:p>
      <text:p text:style-name="Standard"><text:s text:c="12"/>default:</text:p>
      <text:p text:style-name="Standard"><text:s text:c="16"/>Console.WriteLine("Invalid option");</text:p>
      <text:p text:style-name="Standard"><text:s text:c="16"/>UfcdMenu();</text:p>
      <text:p text:style-name="Standard"><text:s text:c="16"/>break;</text:p>
      <text:p text:style-name="Standard"><text:s text:c="8"/>}</text:p>
      <text:p text:style-name="Standard"><text:s text:c="4"/>}</text:p>
      <text:p text:style-name="Standard"/>
      <text:p text:style-name="Standard"><text:s text:c="4"/>static void CreateUfcd()</text:p>
      <text:p text:style-name="Standard"><text:s text:c="4"/>{</text:p>
      <text:p text:style-name="Standard"><text:s text:c="8"/>Console.WriteLine("Creating a new UFCD...");</text:p>
      <text:p text:style-name="Standard"/>
      <text:p text:style-name="Standard"><text:s text:c="8"/>Console.Write("Enter Name: ");</text:p>
      <text:p text:style-name="Standard"><text:s text:c="8"/>string name = Console.ReadLine();</text:p>
      <text:p text:style-name="Standard"><text:s text:c="8"/>Console.Write("Enter Code: ");</text:p>
      <text:p text:style-name="Standard"><text:s text:c="8"/>string code = Console.ReadLine();</text:p>
      <text:p text:style-name="Standard"><text:s text:c="8"/>Console.Write("Enter Description: ");</text:p>
      <text:p text:style-name="Standard"><text:soft-page-break/><text:s text:c="8"/>string description = Console.ReadLine();</text:p>
      <text:p text:style-name="Standard"><text:s text:c="8"/>Console.Write("Enter Duration: ");</text:p>
      <text:p text:style-name="Standard"><text:s text:c="8"/>int duration = int.Parse(Console.ReadLine());</text:p>
      <text:p text:style-name="Standard"><text:s text:c="8"/>Console.Write("Enter Modality: ");</text:p>
      <text:p text:style-name="Standard"><text:s text:c="8"/>string modality = Console.ReadLine();</text:p>
      <text:p text:style-name="Standard"><text:s text:c="8"/>Console.Write("Enter Schedule: ");</text:p>
      <text:p text:style-name="Standard"><text:s text:c="8"/>string schedule = Console.ReadLine();</text:p>
      <text:p text:style-name="Standard"><text:s text:c="8"/>Console.Write("Enter Course: ");</text:p>
      <text:p text:style-name="Standard"><text:s text:c="8"/>string course = Console.ReadLine();</text:p>
      <text:p text:style-name="Standard"/>
      <text:p text:style-name="Standard"><text:s text:c="8"/>ufcds.Add(new Ufcd</text:p>
      <text:p text:style-name="Standard"><text:s text:c="8"/>{</text:p>
      <text:p text:style-name="Standard"><text:s text:c="12"/>Name = name,</text:p>
      <text:p text:style-name="Standard"><text:s text:c="12"/>Code = code,</text:p>
      <text:p text:style-name="Standard"><text:s text:c="12"/>Description = description,</text:p>
      <text:p text:style-name="Standard"><text:s text:c="12"/>Duration = duration,</text:p>
      <text:p text:style-name="Standard"><text:s text:c="12"/>Modality = modality,</text:p>
      <text:p text:style-name="Standard"><text:s text:c="12"/>Schedule = schedule,</text:p>
      <text:p text:style-name="Standard"><text:s text:c="12"/>Course = course</text:p>
      <text:p text:style-name="Standard"><text:s text:c="8"/>});</text:p>
      <text:p text:style-name="Standard"/>
      <text:p text:style-name="Standard"><text:s text:c="8"/>Console.WriteLine("UFCD created successfully!");</text:p>
      <text:p text:style-name="Standard"/>
      <text:p text:style-name="Standard"><text:s text:c="8"/>Console.WriteLine("Do you want to return to the main menu? (yes/no)");</text:p>
      <text:p text:style-name="Standard"><text:s text:c="8"/>string returnToMainMenu = Console.ReadLine();</text:p>
      <text:p text:style-name="Standard"><text:s text:c="8"/>if (returnToMainMenu.ToLower() == "yes")</text:p>
      <text:p text:style-name="Standard"><text:s text:c="12"/>MainMenu();</text:p>
      <text:p text:style-name="Standard"><text:s text:c="4"/>}</text:p>
      <text:p text:style-name="Standard"/>
      <text:p text:style-name="Standard"><text:s text:c="4"/>static void ListUfcds()</text:p>
      <text:p text:style-name="Standard"><text:s text:c="4"/>{</text:p>
      <text:p text:style-name="Standard"><text:s text:c="8"/>Console.WriteLine("---\nList of UFCDs:");</text:p>
      <text:p text:style-name="Standard"/>
      <text:p text:style-name="Standard"><text:s text:c="8"/>foreach (var ufcd in ufcds)</text:p>
      <text:p text:style-name="Standard"><text:s text:c="8"/>{</text:p>
      <text:p text:style-name="Standard"><text:s text:c="12"/>Console.WriteLine($"Name: {ufcd.Name}");</text:p>
      <text:p text:style-name="Standard"><text:s text:c="12"/>Console.WriteLine($"Code: {ufcd.Code}");</text:p>
      <text:p text:style-name="Standard"><text:s text:c="12"/>Console.WriteLine($"Description: {ufcd.Description}");</text:p>
      <text:p text:style-name="Standard"><text:s text:c="12"/>Console.WriteLine($"Duration: {ufcd.Duration}");</text:p>
      <text:p text:style-name="Standard"><text:s text:c="12"/>Console.WriteLine($"Modality: {ufcd.Modality}");</text:p>
      <text:p text:style-name="Standard"><text:s text:c="12"/>Console.WriteLine($"Schedule: {ufcd.Schedule}");</text:p>
      <text:p text:style-name="Standard"><text:s text:c="12"/>Console.WriteLine($"Course: {ufcd.Course}\n");</text:p>
      <text:p text:style-name="Standard"><text:s text:c="8"/>}</text:p>
      <text:p text:style-name="Standard"/>
      <text:p text:style-name="Standard"><text:s text:c="8"/>Console.WriteLine("Do you want to return to the UFCD menu? (yes/no)");</text:p>
      <text:p text:style-name="Standard"><text:s text:c="8"/>string returnToUfcdMenu = Console.ReadLine();</text:p>
      <text:p text:style-name="Standard"><text:s text:c="8"/>if (returnToUfcdMenu.ToLower() == "yes")</text:p>
      <text:p text:style-name="Standard"><text:s text:c="12"/>UfcdMenu();</text:p>
      <text:p text:style-name="Standard"><text:s text:c="4"/>}</text:p>
      <text:p text:style-name="Standard"/>
      <text:p text:style-name="Standard"><text:s text:c="4"/>static void ClassesMenu()</text:p>
      <text:p text:style-name="Standard"><text:s text:c="4"/>{</text:p>
      <text:p text:style-name="Standard"><text:soft-page-break/><text:s text:c="8"/>Console.WriteLine("---\nClasses Menu" +</text:p>
      <text:p text:style-name="Standard"><text:s text:c="12"/>"\n1) List Classes" +</text:p>
      <text:p text:style-name="Standard"><text:s text:c="12"/>"\n2) Create New Class" +</text:p>
      <text:p text:style-name="Standard"><text:s text:c="12"/>"\n3) Edit Class" +</text:p>
      <text:p text:style-name="Standard"><text:s text:c="12"/>"\n4) Add UFCDs to Class" +</text:p>
      <text:p text:style-name="Standard"><text:s text:c="12"/>"\n5) Add Student to Class" +</text:p>
      <text:p text:style-name="Standard"><text:s text:c="12"/>"\n6) Return to main menu\n");</text:p>
      <text:p text:style-name="Standard"/>
      <text:p text:style-name="Standard"><text:s text:c="8"/>string choseClassesMenu = Console.ReadLine();</text:p>
      <text:p text:style-name="Standard"/>
      <text:p text:style-name="Standard"><text:s text:c="8"/>switch (choseClassesMenu)</text:p>
      <text:p text:style-name="Standard"><text:s text:c="8"/>{</text:p>
      <text:p text:style-name="Standard"><text:s text:c="12"/>case "1":</text:p>
      <text:p text:style-name="Standard"><text:s text:c="16"/>ListClasses();</text:p>
      <text:p text:style-name="Standard"><text:s text:c="16"/>break;</text:p>
      <text:p text:style-name="Standard"><text:s text:c="12"/>case "2":</text:p>
      <text:p text:style-name="Standard"><text:s text:c="16"/>CreateClass();</text:p>
      <text:p text:style-name="Standard"><text:s text:c="16"/>break;</text:p>
      <text:p text:style-name="Standard"><text:s text:c="12"/>case "3":</text:p>
      <text:p text:style-name="Standard"><text:s text:c="16"/>EditClass();</text:p>
      <text:p text:style-name="Standard"><text:s text:c="16"/>break;</text:p>
      <text:p text:style-name="Standard"><text:s text:c="12"/>case "4":</text:p>
      <text:p text:style-name="Standard"><text:s text:c="16"/>AddUFCDsToClass();</text:p>
      <text:p text:style-name="Standard"><text:s text:c="16"/>break;</text:p>
      <text:p text:style-name="Standard"><text:s text:c="12"/>case "5":</text:p>
      <text:p text:style-name="Standard"><text:s text:c="16"/>AddStudentsToClass();</text:p>
      <text:p text:style-name="Standard"><text:s text:c="16"/>break;</text:p>
      <text:p text:style-name="Standard"><text:s text:c="12"/>case "6":</text:p>
      <text:p text:style-name="Standard"><text:s text:c="16"/>MainMenu();</text:p>
      <text:p text:style-name="Standard"><text:s text:c="16"/>break;</text:p>
      <text:p text:style-name="Standard"><text:s text:c="12"/>default:</text:p>
      <text:p text:style-name="Standard"><text:s text:c="16"/>Console.WriteLine("Invalid option");</text:p>
      <text:p text:style-name="Standard"><text:s text:c="16"/>ClassesMenu();</text:p>
      <text:p text:style-name="Standard"><text:s text:c="16"/>break;</text:p>
      <text:p text:style-name="Standard"><text:s text:c="8"/>}</text:p>
      <text:p text:style-name="Standard"><text:s text:c="4"/>}</text:p>
      <text:p text:style-name="Standard"/>
      <text:p text:style-name="Standard"><text:s text:c="4"/>static void AddStudentsToClass()</text:p>
      <text:p text:style-name="Standard"><text:s text:c="4"/>{</text:p>
      <text:p text:style-name="Standard"><text:s text:c="8"/>Console.WriteLine("Enter the code of the class to which you want to add students:");</text:p>
      <text:p text:style-name="Standard"><text:s text:c="8"/>string classCode = Console.ReadLine();</text:p>
      <text:p text:style-name="Standard"/>
      <text:p text:style-name="Standard"><text:s text:c="8"/>Class selectedClass = classes.FirstOrDefault(cls =&gt; cls.Code == classCode);</text:p>
      <text:p text:style-name="Standard"/>
      <text:p text:style-name="Standard"><text:s text:c="8"/>if (selectedClass == null)</text:p>
      <text:p text:style-name="Standard"><text:s text:c="8"/>{</text:p>
      <text:p text:style-name="Standard"><text:s text:c="12"/>Console.WriteLine("Class not found.");</text:p>
      <text:p text:style-name="Standard"><text:s text:c="12"/>ClassesMenu();</text:p>
      <text:p text:style-name="Standard"><text:s text:c="8"/>}</text:p>
      <text:p text:style-name="Standard"/>
      <text:p text:style-name="Standard"><text:s text:c="8"/>Console.WriteLine("Available Students:");</text:p>
      <text:p text:style-name="Standard"><text:s text:c="8"/>foreach (var student in students)</text:p>
      <text:p text:style-name="Standard"><text:soft-page-break/><text:s text:c="8"/>{</text:p>
      <text:p text:style-name="Standard"><text:s text:c="12"/>Console.WriteLine($"ID: {student.ID}, Name: {student.Name}, NIF: {student.NIF}");</text:p>
      <text:p text:style-name="Standard"><text:s text:c="8"/>}</text:p>
      <text:p text:style-name="Standard"/>
      <text:p text:style-name="Standard"><text:s text:c="8"/>Console.WriteLine("Enter the IDs of the students you want to add (comma-separated):");</text:p>
      <text:p text:style-name="Standard"><text:s text:c="8"/>string studentIdsInput = Console.ReadLine();</text:p>
      <text:p text:style-name="Standard"><text:s text:c="8"/>string[] studentIds = studentIdsInput.Split(',');</text:p>
      <text:p text:style-name="Standard"/>
      <text:p text:style-name="Standard"><text:s text:c="8"/>foreach (var studentId in studentIds)</text:p>
      <text:p text:style-name="Standard"><text:s text:c="8"/>{</text:p>
      <text:p text:style-name="Standard"><text:s text:c="12"/>int id = int.Parse(studentId.Trim());</text:p>
      <text:p text:style-name="Standard"><text:s text:c="12"/>Student selectedStudent = students.FirstOrDefault(std =&gt; std.ID == id);</text:p>
      <text:p text:style-name="Standard"/>
      <text:p text:style-name="Standard"><text:s text:c="12"/>if (selectedStudent != null)</text:p>
      <text:p text:style-name="Standard"><text:s text:c="12"/>{</text:p>
      <text:p text:style-name="Standard"><text:s text:c="16"/>selectedClass.AddStudent(selectedStudent);</text:p>
      <text:p text:style-name="Standard"><text:s text:c="12"/>}</text:p>
      <text:p text:style-name="Standard"><text:s text:c="8"/>}</text:p>
      <text:p text:style-name="Standard"/>
      <text:p text:style-name="Standard"><text:s text:c="8"/>Console.WriteLine("Students added to the class successfully!");</text:p>
      <text:p text:style-name="Standard"/>
      <text:p text:style-name="Standard"><text:s text:c="8"/>Console.WriteLine("Do you want to return to the Classes menu? (yes/no)");</text:p>
      <text:p text:style-name="Standard"><text:s text:c="8"/>string returnToClassesMenu = Console.ReadLine();</text:p>
      <text:p text:style-name="Standard"><text:s text:c="8"/>if (returnToClassesMenu.ToLower() == "yes")</text:p>
      <text:p text:style-name="Standard"><text:s text:c="12"/>ClassesMenu();</text:p>
      <text:p text:style-name="Standard"><text:s text:c="4"/>}</text:p>
      <text:p text:style-name="Standard"/>
      <text:p text:style-name="Standard"/>
      <text:p text:style-name="Standard"/>
      <text:p text:style-name="Standard"><text:s text:c="4"/>static void CreateClass()</text:p>
      <text:p text:style-name="Standard"><text:s text:c="4"/>{</text:p>
      <text:p text:style-name="Standard"><text:s text:c="8"/>Console.WriteLine("Creating a new class...");</text:p>
      <text:p text:style-name="Standard"/>
      <text:p text:style-name="Standard"><text:s text:c="8"/>Console.Write("Enter Class Name: ");</text:p>
      <text:p text:style-name="Standard"><text:s text:c="8"/>string className = Console.ReadLine();</text:p>
      <text:p text:style-name="Standard"><text:s text:c="8"/>Console.Write("Enter Class Code: ");</text:p>
      <text:p text:style-name="Standard"><text:s text:c="8"/>string classCode = Console.ReadLine();</text:p>
      <text:p text:style-name="Standard"><text:s text:c="8"/>Console.Write("Enter Class Schedule: ");</text:p>
      <text:p text:style-name="Standard"><text:s text:c="8"/>string classSchedule = Console.ReadLine();</text:p>
      <text:p text:style-name="Standard"><text:s text:c="8"/>Console.Write("Enter Professor Name: ");</text:p>
      <text:p text:style-name="Standard"><text:s text:c="8"/>string professorName = Console.ReadLine();</text:p>
      <text:p text:style-name="Standard"/>
      <text:p text:style-name="Standard"><text:s text:c="8"/>classes.Add(new Class</text:p>
      <text:p text:style-name="Standard"><text:s text:c="8"/>{</text:p>
      <text:p text:style-name="Standard"><text:s text:c="12"/>Name = className,</text:p>
      <text:p text:style-name="Standard"><text:s text:c="12"/>Code = classCode,</text:p>
      <text:p text:style-name="Standard"><text:s text:c="12"/>Schedule = classSchedule,</text:p>
      <text:p text:style-name="Standard"><text:s text:c="12"/>Professor = professorName</text:p>
      <text:p text:style-name="Standard"><text:s text:c="8"/>});</text:p>
      <text:p text:style-name="Standard"/>
      <text:p text:style-name="Standard"><text:s text:c="8"/>Console.WriteLine("Class created successfully!");</text:p>
      <text:p text:style-name="Standard"/>
      <text:p text:style-name="Standard"><text:soft-page-break/><text:s text:c="8"/>Console.WriteLine("Do you want to return to the Classes menu? (yes/no)");</text:p>
      <text:p text:style-name="Standard"><text:s text:c="8"/>string returnToClassesMenu = Console.ReadLine();</text:p>
      <text:p text:style-name="Standard"><text:s text:c="8"/>if (returnToClassesMenu.ToLower() == "yes")</text:p>
      <text:p text:style-name="Standard"><text:s text:c="12"/>ClassesMenu();</text:p>
      <text:p text:style-name="Standard"><text:s text:c="4"/>}</text:p>
      <text:p text:style-name="Standard"/>
      <text:p text:style-name="Standard"><text:s text:c="4"/>static void EditClass()</text:p>
      <text:p text:style-name="Standard"><text:s text:c="4"/>{</text:p>
      <text:p text:style-name="Standard"><text:s text:c="8"/>Console.WriteLine("Enter the code of the class you want to edit:");</text:p>
      <text:p text:style-name="Standard"><text:s text:c="8"/>string classCode = Console.ReadLine();</text:p>
      <text:p text:style-name="Standard"/>
      <text:p text:style-name="Standard"><text:s text:c="8"/>Class classToEdit = classes.FirstOrDefault(cls =&gt; cls.Code == classCode);</text:p>
      <text:p text:style-name="Standard"/>
      <text:p text:style-name="Standard"><text:s text:c="8"/>if (classToEdit == null)</text:p>
      <text:p text:style-name="Standard"><text:s text:c="8"/>{</text:p>
      <text:p text:style-name="Standard"><text:s text:c="12"/>Console.WriteLine("Class not found.");</text:p>
      <text:p text:style-name="Standard"><text:s text:c="12"/>ClassesMenu();</text:p>
      <text:p text:style-name="Standard"><text:s text:c="8"/>}</text:p>
      <text:p text:style-name="Standard"/>
      <text:p text:style-name="Standard"><text:s text:c="8"/>Console.WriteLine("Editing Class...");</text:p>
      <text:p text:style-name="Standard"/>
      <text:p text:style-name="Standard"><text:s text:c="8"/>Console.Write("Enter New Class Name: ");</text:p>
      <text:p text:style-name="Standard"><text:s text:c="8"/>string newClassName = Console.ReadLine();</text:p>
      <text:p text:style-name="Standard"><text:s text:c="8"/>Console.Write("Enter New Class Schedule: ");</text:p>
      <text:p text:style-name="Standard"><text:s text:c="8"/>string newClassSchedule = Console.ReadLine();</text:p>
      <text:p text:style-name="Standard"><text:s text:c="8"/>Console.Write("Enter New Professor Name: ");</text:p>
      <text:p text:style-name="Standard"><text:s text:c="8"/>string newProfessorName = Console.ReadLine();</text:p>
      <text:p text:style-name="Standard"/>
      <text:p text:style-name="Standard"><text:s text:c="8"/>classToEdit.Name = newClassName;</text:p>
      <text:p text:style-name="Standard"><text:s text:c="8"/>classToEdit.Schedule = newClassSchedule;</text:p>
      <text:p text:style-name="Standard"><text:s text:c="8"/>classToEdit.Professor = newProfessorName;</text:p>
      <text:p text:style-name="Standard"/>
      <text:p text:style-name="Standard"><text:s text:c="8"/>Console.WriteLine("Class edited successfully!");</text:p>
      <text:p text:style-name="Standard"/>
      <text:p text:style-name="Standard"><text:s text:c="8"/>Console.WriteLine("Do you want to return to the Classes menu? (yes/no)");</text:p>
      <text:p text:style-name="Standard"><text:s text:c="8"/>string returnToClassesMenu = Console.ReadLine();</text:p>
      <text:p text:style-name="Standard"><text:s text:c="8"/>if (returnToClassesMenu.ToLower() == "yes")</text:p>
      <text:p text:style-name="Standard"><text:s text:c="12"/>ClassesMenu();</text:p>
      <text:p text:style-name="Standard"><text:s text:c="4"/>}</text:p>
      <text:p text:style-name="Standard"/>
      <text:p text:style-name="Standard"><text:s text:c="4"/>static void AddUFCDsToClass()</text:p>
      <text:p text:style-name="Standard"><text:s text:c="4"/>{</text:p>
      <text:p text:style-name="Standard"><text:s text:c="8"/>Console.WriteLine("Enter the code of the class to which you want to add UFCDs:");</text:p>
      <text:p text:style-name="Standard"><text:s text:c="8"/>string classCode = Console.ReadLine();</text:p>
      <text:p text:style-name="Standard"/>
      <text:p text:style-name="Standard"><text:s text:c="8"/>Class selectedClass = classes.FirstOrDefault(cls =&gt; cls.Code == classCode);</text:p>
      <text:p text:style-name="Standard"/>
      <text:p text:style-name="Standard"><text:s text:c="8"/>if (selectedClass == null)</text:p>
      <text:p text:style-name="Standard"><text:s text:c="8"/>{</text:p>
      <text:p text:style-name="Standard"><text:s text:c="12"/>Console.WriteLine("Class not found.");</text:p>
      <text:p text:style-name="Standard"><text:s text:c="12"/>ClassesMenu();</text:p>
      <text:p text:style-name="Standard"><text:s text:c="8"/>}</text:p>
      <text:p text:style-name="Standard"><text:soft-page-break/></text:p>
      <text:p text:style-name="Standard"><text:s text:c="8"/>Console.WriteLine("Available UFCDs:");</text:p>
      <text:p text:style-name="Standard"><text:s text:c="8"/>foreach (var ufcd in ufcds)</text:p>
      <text:p text:style-name="Standard"><text:s text:c="8"/>{</text:p>
      <text:p text:style-name="Standard"><text:s text:c="12"/>Console.WriteLine($"Code: {ufcd.Code}, Name: {ufcd.Name}");</text:p>
      <text:p text:style-name="Standard"><text:s text:c="8"/>}</text:p>
      <text:p text:style-name="Standard"/>
      <text:p text:style-name="Standard"><text:s text:c="8"/>Console.WriteLine("Enter the codes of the UFCDs you want to add (comma-separated):");</text:p>
      <text:p text:style-name="Standard"><text:s text:c="8"/>string ufcdCodesInput = Console.ReadLine();</text:p>
      <text:p text:style-name="Standard"><text:s text:c="8"/>string[] ufcdCodes = ufcdCodesInput.Split(',');</text:p>
      <text:p text:style-name="Standard"/>
      <text:p text:style-name="Standard"><text:s text:c="8"/>foreach (var ufcdCode in ufcdCodes)</text:p>
      <text:p text:style-name="Standard"><text:s text:c="8"/>{</text:p>
      <text:p text:style-name="Standard"><text:s text:c="12"/>Ufcd selectedUfcd = ufcds.FirstOrDefault(ufcd =&gt; ufcd.Code == ufcdCode.Trim());</text:p>
      <text:p text:style-name="Standard"/>
      <text:p text:style-name="Standard"><text:s text:c="12"/>if (selectedUfcd != null)</text:p>
      <text:p text:style-name="Standard"><text:s text:c="12"/>{</text:p>
      <text:p text:style-name="Standard"><text:s text:c="16"/>selectedClass.AddUfcd(selectedUfcd);</text:p>
      <text:p text:style-name="Standard"><text:s text:c="12"/>}</text:p>
      <text:p text:style-name="Standard"><text:s text:c="8"/>}</text:p>
      <text:p text:style-name="Standard"/>
      <text:p text:style-name="Standard"><text:s text:c="8"/>Console.WriteLine("UFCDs added to the class successfully!");</text:p>
      <text:p text:style-name="Standard"/>
      <text:p text:style-name="Standard"><text:s text:c="8"/>Console.WriteLine("Do you want to return to the Classes menu? (yes/no)");</text:p>
      <text:p text:style-name="Standard"><text:s text:c="8"/>string returnToClassesMenu = Console.ReadLine();</text:p>
      <text:p text:style-name="Standard"><text:s text:c="8"/>if (returnToClassesMenu.ToLower() == "yes")</text:p>
      <text:p text:style-name="Standard"><text:s text:c="12"/>ClassesMenu();</text:p>
      <text:p text:style-name="Standard"><text:s text:c="4"/>}</text:p>
      <text:p text:style-name="Standard"/>
      <text:p text:style-name="Standard"><text:s text:c="4"/>static void ListClasses()</text:p>
      <text:p text:style-name="Standard"><text:s text:c="4"/>{</text:p>
      <text:p text:style-name="Standard"><text:s text:c="8"/>Console.WriteLine("---\nList of Classes:");</text:p>
      <text:p text:style-name="Standard"/>
      <text:p text:style-name="Standard"><text:s text:c="8"/>foreach (var cls in classes)</text:p>
      <text:p text:style-name="Standard"><text:s text:c="8"/>{</text:p>
      <text:p text:style-name="Standard"><text:s text:c="12"/>Console.WriteLine($"Class Name: {cls.Name}");</text:p>
      <text:p text:style-name="Standard"><text:s text:c="12"/>Console.WriteLine($"Class Code: {cls.Code}");</text:p>
      <text:p text:style-name="Standard"><text:s text:c="12"/>Console.WriteLine($"Class Schedule: {cls.Schedule}");</text:p>
      <text:p text:style-name="Standard"><text:s text:c="12"/>Console.WriteLine($"Professor: {cls.Professor}");</text:p>
      <text:p text:style-name="Standard"><text:s text:c="12"/>Console.WriteLine("UFCDs:");</text:p>
      <text:p text:style-name="Standard"/>
      <text:p text:style-name="Standard"><text:s text:c="12"/>foreach (var ufcd in cls.Ufcds)</text:p>
      <text:p text:style-name="Standard"><text:s text:c="12"/>{</text:p>
      <text:p text:style-name="Standard"><text:s text:c="16"/>Console.WriteLine($" <text:s/>Name: {ufcd.Name}");</text:p>
      <text:p text:style-name="Standard"><text:s text:c="16"/>Console.WriteLine($" <text:s/>Code: {ufcd.Code}");</text:p>
      <text:p text:style-name="Standard"><text:s text:c="12"/>}</text:p>
      <text:p text:style-name="Standard"/>
      <text:p text:style-name="Standard"><text:s text:c="12"/>Console.WriteLine("Students in the Class:");</text:p>
      <text:p text:style-name="Standard"><text:s text:c="12"/>foreach (var student in cls.Students)</text:p>
      <text:p text:style-name="Standard"><text:s text:c="12"/>{</text:p>
      <text:p text:style-name="Standard"><text:s text:c="16"/>Console.WriteLine($" <text:s/>Name: {student.Name}");</text:p>
      <text:p text:style-name="Standard"><text:s text:c="16"/>Console.WriteLine($" <text:s/>ID: {student.ID}");</text:p>
      <text:p text:style-name="Standard"><text:soft-page-break/><text:s text:c="16"/>Console.WriteLine($" <text:s/>NIF: {student.NIF}");</text:p>
      <text:p text:style-name="Standard"><text:s text:c="12"/>}</text:p>
      <text:p text:style-name="Standard"/>
      <text:p text:style-name="Standard"><text:s text:c="12"/>Console.WriteLine();</text:p>
      <text:p text:style-name="Standard"><text:s text:c="8"/>}</text:p>
      <text:p text:style-name="Standard"/>
      <text:p text:style-name="Standard"><text:s text:c="8"/>Console.WriteLine("Do you want to return to the 'Manage Classes' menu? (yes/no)");</text:p>
      <text:p text:style-name="Standard"><text:s text:c="8"/>string returnToClassesMenu = Console.ReadLine();</text:p>
      <text:p text:style-name="Standard"><text:s text:c="8"/>if (returnToClassesMenu.ToLower() == "yes")</text:p>
      <text:p text:style-name="Standard"><text:s text:c="12"/>ClassesMenu();</text:p>
      <text:p text:style-name="Standard"><text:s text:c="4"/>}</text:p>
      <text:p text:style-name="Standard"/>
      <text:p text:style-name="Standard"><text:s text:c="4"/>static void ManageStudents()</text:p>
      <text:p text:style-name="Standard"><text:s text:c="4"/>{</text:p>
      <text:p text:style-name="Standard"><text:s text:c="8"/>Console.WriteLine("---\nManage Students Menu" +</text:p>
      <text:p text:style-name="Standard"><text:s text:c="12"/>"\n1) Enroll Student" +</text:p>
      <text:p text:style-name="Standard"><text:s text:c="12"/>"\n2) List Student Information" +</text:p>
      <text:p text:style-name="Standard"><text:s text:c="12"/>"\n3) Return to main menu\n");</text:p>
      <text:p text:style-name="Standard"/>
      <text:p text:style-name="Standard"><text:s text:c="8"/>string choseManageStudents = Console.ReadLine();</text:p>
      <text:p text:style-name="Standard"/>
      <text:p text:style-name="Standard"><text:s text:c="8"/>switch (choseManageStudents)</text:p>
      <text:p text:style-name="Standard"><text:s text:c="8"/>{</text:p>
      <text:p text:style-name="Standard"><text:s text:c="12"/>case "1":</text:p>
      <text:p text:style-name="Standard"><text:s text:c="16"/>EnrollStudent();</text:p>
      <text:p text:style-name="Standard"><text:s text:c="16"/>break;</text:p>
      <text:p text:style-name="Standard"><text:s text:c="12"/>case "2":</text:p>
      <text:p text:style-name="Standard"><text:s text:c="16"/>ListStudents();</text:p>
      <text:p text:style-name="Standard"><text:s text:c="16"/>break;</text:p>
      <text:p text:style-name="Standard"><text:s text:c="12"/>case "3":</text:p>
      <text:p text:style-name="Standard"><text:s text:c="16"/>MainMenu();</text:p>
      <text:p text:style-name="Standard"><text:s text:c="16"/>break;</text:p>
      <text:p text:style-name="Standard"><text:s text:c="12"/>default:</text:p>
      <text:p text:style-name="Standard"><text:s text:c="16"/>Console.WriteLine("Invalid option");</text:p>
      <text:p text:style-name="Standard"><text:s text:c="16"/>ManageStudents();</text:p>
      <text:p text:style-name="Standard"><text:s text:c="16"/>break;</text:p>
      <text:p text:style-name="Standard"><text:s text:c="8"/>}</text:p>
      <text:p text:style-name="Standard"><text:s text:c="4"/>}</text:p>
      <text:p text:style-name="Standard"/>
      <text:p text:style-name="Standard"><text:s text:c="4"/>static void ManageProfessors()</text:p>
      <text:p text:style-name="Standard"><text:s text:c="4"/>{</text:p>
      <text:p text:style-name="Standard"><text:s text:c="8"/>Console.WriteLine("---\nManage Professors Menu" +</text:p>
      <text:p text:style-name="Standard"><text:s text:c="12"/>"\n1) Enroll Professor" +</text:p>
      <text:p text:style-name="Standard"><text:s text:c="12"/>"\n2) List Professor Information" +</text:p>
      <text:p text:style-name="Standard"><text:s text:c="12"/>"\n3) Return to main menu\n");</text:p>
      <text:p text:style-name="Standard"/>
      <text:p text:style-name="Standard"><text:s text:c="8"/>string choseManageProfessors = Console.ReadLine();</text:p>
      <text:p text:style-name="Standard"/>
      <text:p text:style-name="Standard"><text:s text:c="8"/>switch (choseManageProfessors)</text:p>
      <text:p text:style-name="Standard"><text:s text:c="8"/>{</text:p>
      <text:p text:style-name="Standard"><text:s text:c="12"/>case "1":</text:p>
      <text:p text:style-name="Standard"><text:s text:c="16"/>EnrollProfessor();</text:p>
      <text:p text:style-name="Standard"><text:soft-page-break/><text:s text:c="16"/>break;</text:p>
      <text:p text:style-name="Standard"><text:s text:c="12"/>case "2":</text:p>
      <text:p text:style-name="Standard"><text:s text:c="16"/>ListProfessors();</text:p>
      <text:p text:style-name="Standard"><text:s text:c="16"/>break;</text:p>
      <text:p text:style-name="Standard"><text:s text:c="12"/>case "3":</text:p>
      <text:p text:style-name="Standard"><text:s text:c="16"/>MainMenu();</text:p>
      <text:p text:style-name="Standard"><text:s text:c="16"/>break;</text:p>
      <text:p text:style-name="Standard"><text:s text:c="12"/>default:</text:p>
      <text:p text:style-name="Standard"><text:s text:c="16"/>Console.WriteLine("Invalid option");</text:p>
      <text:p text:style-name="Standard"><text:s text:c="16"/>ManageProfessors();</text:p>
      <text:p text:style-name="Standard"><text:s text:c="16"/>break;</text:p>
      <text:p text:style-name="Standard"><text:s text:c="8"/>}</text:p>
      <text:p text:style-name="Standard"><text:s text:c="4"/>}</text:p>
      <text:p text:style-name="Standard"/>
      <text:p text:style-name="Standard"><text:s text:c="4"/>static void EnrollStudent()</text:p>
      <text:p text:style-name="Standard"><text:s text:c="4"/>{</text:p>
      <text:p text:style-name="Standard"><text:s text:c="8"/>Console.WriteLine("Enrolling a new student...");</text:p>
      <text:p text:style-name="Standard"/>
      <text:p text:style-name="Standard"><text:s text:c="8"/>Console.Write("Enter ID: ");</text:p>
      <text:p text:style-name="Standard"><text:s text:c="8"/>int id = int.Parse(Console.ReadLine());</text:p>
      <text:p text:style-name="Standard"><text:s text:c="8"/>Console.Write("Enter Name: ");</text:p>
      <text:p text:style-name="Standard"><text:s text:c="8"/>string name = Console.ReadLine();</text:p>
      <text:p text:style-name="Standard"><text:s text:c="8"/>Console.Write("Enter Date of Birth: ");</text:p>
      <text:p text:style-name="Standard"><text:s text:c="8"/>string dateOfBirth = Console.ReadLine();</text:p>
      <text:p text:style-name="Standard"><text:s text:c="8"/>Console.Write("Enter NIF: ");</text:p>
      <text:p text:style-name="Standard"><text:s text:c="8"/>string nif = Console.ReadLine();</text:p>
      <text:p text:style-name="Standard"><text:s text:c="8"/>Console.Write("Enter Email: ");</text:p>
      <text:p text:style-name="Standard"><text:s text:c="8"/>string email = Console.ReadLine();</text:p>
      <text:p text:style-name="Standard"><text:s text:c="8"/>Console.Write("Enter Address: ");</text:p>
      <text:p text:style-name="Standard"><text:s text:c="8"/>string address = Console.ReadLine();</text:p>
      <text:p text:style-name="Standard"><text:s text:c="8"/>Console.Write("Enter Phone: ");</text:p>
      <text:p text:style-name="Standard"><text:s text:c="8"/>string phone = Console.ReadLine();</text:p>
      <text:p text:style-name="Standard"><text:s text:c="8"/>Console.Write("Enter Availability: ");</text:p>
      <text:p text:style-name="Standard"><text:s text:c="8"/>string availability = Console.ReadLine();</text:p>
      <text:p text:style-name="Standard"/>
      <text:p text:style-name="Standard"><text:s text:c="8"/>students.Add(new Student</text:p>
      <text:p text:style-name="Standard"><text:s text:c="8"/>{</text:p>
      <text:p text:style-name="Standard"><text:s text:c="12"/>ID = id,</text:p>
      <text:p text:style-name="Standard"><text:s text:c="12"/>Name = name,</text:p>
      <text:p text:style-name="Standard"><text:s text:c="12"/>DateOfBirth = dateOfBirth,</text:p>
      <text:p text:style-name="Standard"><text:s text:c="12"/>NIF = nif,</text:p>
      <text:p text:style-name="Standard"><text:s text:c="12"/>Email = email,</text:p>
      <text:p text:style-name="Standard"><text:s text:c="12"/>Address = address,</text:p>
      <text:p text:style-name="Standard"><text:s text:c="12"/>Phone = phone,</text:p>
      <text:p text:style-name="Standard"><text:s text:c="12"/>Availability = availability</text:p>
      <text:p text:style-name="Standard"><text:s text:c="8"/>});</text:p>
      <text:p text:style-name="Standard"/>
      <text:p text:style-name="Standard"><text:s text:c="8"/>Console.WriteLine("Student enrolled successfully!");</text:p>
      <text:p text:style-name="Standard"/>
      <text:p text:style-name="Standard"><text:s text:c="8"/>Console.WriteLine("Do you want to return to the 'Manage Students' menu? (yes/no)");</text:p>
      <text:p text:style-name="Standard"><text:s text:c="8"/>string returnToManageStudentsMenu = Console.ReadLine();</text:p>
      <text:p text:style-name="Standard"><text:s text:c="8"/>if (returnToManageStudentsMenu.ToLower() == "yes")</text:p>
      <text:p text:style-name="Standard"><text:soft-page-break/><text:s text:c="12"/>ManageStudents();</text:p>
      <text:p text:style-name="Standard"><text:s text:c="4"/>}</text:p>
      <text:p text:style-name="Standard"/>
      <text:p text:style-name="Standard"><text:s text:c="4"/>static void EnrollProfessor()</text:p>
      <text:p text:style-name="Standard"><text:s text:c="4"/>{</text:p>
      <text:p text:style-name="Standard"><text:s text:c="8"/>Console.WriteLine("Enrolling a new professor...");</text:p>
      <text:p text:style-name="Standard"/>
      <text:p text:style-name="Standard"><text:s text:c="8"/>Console.Write("Enter Name: ");</text:p>
      <text:p text:style-name="Standard"><text:s text:c="8"/>string name = Console.ReadLine();</text:p>
      <text:p text:style-name="Standard"><text:s text:c="8"/>Console.Write("Enter Date of Birth: ");</text:p>
      <text:p text:style-name="Standard"><text:s text:c="8"/>string dateOfBirth = Console.ReadLine();</text:p>
      <text:p text:style-name="Standard"><text:s text:c="8"/>Console.Write("Enter NIF: ");</text:p>
      <text:p text:style-name="Standard"><text:s text:c="8"/>string nif = Console.ReadLine();</text:p>
      <text:p text:style-name="Standard"><text:s text:c="8"/>Console.Write("Enter Email: ");</text:p>
      <text:p text:style-name="Standard"><text:s text:c="8"/>string email = Console.ReadLine();</text:p>
      <text:p text:style-name="Standard"><text:s text:c="8"/>Console.Write("Enter Address: ");</text:p>
      <text:p text:style-name="Standard"><text:s text:c="8"/>string address = Console.ReadLine();</text:p>
      <text:p text:style-name="Standard"><text:s text:c="8"/>Console.Write("Enter Phone: ");</text:p>
      <text:p text:style-name="Standard"><text:s text:c="8"/>string phone = Console.ReadLine();</text:p>
      <text:p text:style-name="Standard"><text:s text:c="8"/>Console.Write("Enter Qualifications: ");</text:p>
      <text:p text:style-name="Standard"><text:s text:c="8"/>string qualifications = Console.ReadLine();</text:p>
      <text:p text:style-name="Standard"><text:s text:c="8"/>Console.Write("Enter Availability: ");</text:p>
      <text:p text:style-name="Standard"><text:s text:c="8"/>string availability = Console.ReadLine();</text:p>
      <text:p text:style-name="Standard"/>
      <text:p text:style-name="Standard"><text:s text:c="8"/>professors.Add(new Professor</text:p>
      <text:p text:style-name="Standard"><text:s text:c="8"/>{</text:p>
      <text:p text:style-name="Standard"><text:s text:c="12"/>Name = name,</text:p>
      <text:p text:style-name="Standard"><text:s text:c="12"/>DateOfBirth = dateOfBirth,</text:p>
      <text:p text:style-name="Standard"><text:s text:c="12"/>NIF = nif,</text:p>
      <text:p text:style-name="Standard"><text:s text:c="12"/>Email = email,</text:p>
      <text:p text:style-name="Standard"><text:s text:c="12"/>Address = address,</text:p>
      <text:p text:style-name="Standard"><text:s text:c="12"/>Phone = phone,</text:p>
      <text:p text:style-name="Standard"><text:s text:c="12"/>Qualifications = qualifications,</text:p>
      <text:p text:style-name="Standard"><text:s text:c="12"/>Availability = availability</text:p>
      <text:p text:style-name="Standard"><text:s text:c="8"/>});</text:p>
      <text:p text:style-name="Standard"/>
      <text:p text:style-name="Standard"><text:s text:c="8"/>Console.WriteLine("Professor enrolled successfully!");</text:p>
      <text:p text:style-name="Standard"/>
      <text:p text:style-name="Standard"><text:s text:c="8"/>Console.WriteLine("Do you want to return to the 'Manage Professors' menu? (yes/no)");</text:p>
      <text:p text:style-name="Standard"><text:s text:c="8"/>string returnToManageProfessorsMenu = Console.ReadLine();</text:p>
      <text:p text:style-name="Standard"><text:s text:c="8"/>if (returnToManageProfessorsMenu.ToLower() == "yes")</text:p>
      <text:p text:style-name="Standard"><text:s text:c="12"/>ManageProfessors();</text:p>
      <text:p text:style-name="Standard"><text:s text:c="4"/>}</text:p>
      <text:p text:style-name="Standard"/>
      <text:p text:style-name="Standard"><text:s text:c="4"/>static void ListStudents()</text:p>
      <text:p text:style-name="Standard"><text:s text:c="4"/>{</text:p>
      <text:p text:style-name="Standard"><text:s text:c="8"/>Console.WriteLine("---\nList of Students:");</text:p>
      <text:p text:style-name="Standard"/>
      <text:p text:style-name="Standard"><text:s text:c="8"/>foreach (var student in students)</text:p>
      <text:p text:style-name="Standard"><text:s text:c="8"/>{</text:p>
      <text:p text:style-name="Standard"><text:s text:c="12"/>Console.WriteLine($"Name: {student.Name}");</text:p>
      <text:p text:style-name="Standard"><text:s text:c="12"/>Console.WriteLine($"Date of Birth: {student.DateOfBirth}");</text:p>
      <text:p text:style-name="Standard"><text:soft-page-break/><text:s text:c="12"/>Console.WriteLine($"NIF: {student.NIF}");</text:p>
      <text:p text:style-name="Standard"><text:s text:c="12"/>Console.WriteLine($"Email: {student.Email}");</text:p>
      <text:p text:style-name="Standard"><text:s text:c="12"/>Console.WriteLine($"Address: {student.Address}");</text:p>
      <text:p text:style-name="Standard"><text:s text:c="12"/>Console.WriteLine($"Phone: {student.Phone}");</text:p>
      <text:p text:style-name="Standard"><text:s text:c="12"/>Console.WriteLine($"Availability: {student.Availability}\n");</text:p>
      <text:p text:style-name="Standard"><text:s text:c="8"/>}</text:p>
      <text:p text:style-name="Standard"/>
      <text:p text:style-name="Standard"><text:s text:c="8"/>Console.WriteLine("Do you want to return to the 'Manage Students' menu? (yes/no)");</text:p>
      <text:p text:style-name="Standard"><text:s text:c="8"/>string returnToManageStudentsMenu = Console.ReadLine();</text:p>
      <text:p text:style-name="Standard"><text:s text:c="8"/>if (returnToManageStudentsMenu.ToLower() == "yes")</text:p>
      <text:p text:style-name="Standard"><text:s text:c="12"/>ManageStudents();</text:p>
      <text:p text:style-name="Standard"><text:s text:c="4"/>}</text:p>
      <text:p text:style-name="Standard"/>
      <text:p text:style-name="Standard"><text:s text:c="4"/>static void ListProfessors()</text:p>
      <text:p text:style-name="Standard"><text:s text:c="4"/>{</text:p>
      <text:p text:style-name="Standard"><text:s text:c="8"/>Console.WriteLine("---\nList of Professors:");</text:p>
      <text:p text:style-name="Standard"/>
      <text:p text:style-name="Standard"><text:s text:c="8"/>foreach (var professor in professors)</text:p>
      <text:p text:style-name="Standard"><text:s text:c="8"/>{</text:p>
      <text:p text:style-name="Standard"><text:s text:c="12"/>Console.WriteLine($"Name: {professor.Name}");</text:p>
      <text:p text:style-name="Standard"><text:s text:c="12"/>Console.WriteLine($"Date of Birth: {professor.DateOfBirth}");</text:p>
      <text:p text:style-name="Standard"><text:s text:c="12"/>Console.WriteLine($"NIF: {professor.NIF}");</text:p>
      <text:p text:style-name="Standard"><text:s text:c="12"/>Console.WriteLine($"Email: {professor.Email}");</text:p>
      <text:p text:style-name="Standard"><text:s text:c="12"/>Console.WriteLine($"Address: {professor.Address}");</text:p>
      <text:p text:style-name="Standard"><text:s text:c="12"/>Console.WriteLine($"Phone: {professor.Phone}");</text:p>
      <text:p text:style-name="Standard"><text:s text:c="12"/>Console.WriteLine($"Qualifications: {professor.Qualifications}");</text:p>
      <text:p text:style-name="Standard"><text:s text:c="12"/>Console.WriteLine($"Availability: {professor.Availability}\n");</text:p>
      <text:p text:style-name="Standard"><text:s text:c="8"/>}</text:p>
      <text:p text:style-name="Standard"/>
      <text:p text:style-name="Standard"><text:s text:c="8"/>Console.WriteLine("Do you want to return to the 'Manage Professors' menu? (yes/no)");</text:p>
      <text:p text:style-name="Standard"><text:s text:c="8"/>string returnToManageProfessorsMenu = Console.ReadLine();</text:p>
      <text:p text:style-name="Standard"><text:s text:c="8"/>if (returnToManageProfessorsMenu.ToLower() == "yes")</text:p>
      <text:p text:style-name="Standard"><text:s text:c="12"/>ManageProfessors();</text:p>
      <text:p text:style-name="Standard"><text:s text:c="4"/>}</text:p>
      <text:p text:style-name="Standard"/>
      <text:p text:style-name="Standard"><text:s text:c="4"/>class Class</text:p>
      <text:p text:style-name="Standard"><text:s text:c="4"/>{</text:p>
      <text:p text:style-name="Standard"><text:s text:c="8"/>public string Name { get; set; }</text:p>
      <text:p text:style-name="Standard"><text:s text:c="8"/>public string Code { get; set; }</text:p>
      <text:p text:style-name="Standard"><text:s text:c="8"/>public string Schedule { get; set; }</text:p>
      <text:p text:style-name="Standard"><text:s text:c="8"/>public string Professor { get; set; }</text:p>
      <text:p text:style-name="Standard"><text:s text:c="8"/>public List&lt;Ufcd&gt; Ufcds { get; set; } = new List&lt;Ufcd&gt;();</text:p>
      <text:p text:style-name="Standard"><text:s text:c="8"/>public List&lt;Student&gt; Students { get; set; } = new List&lt;Student&gt;(); // Adicionando a lista de estudantes</text:p>
      <text:p text:style-name="Standard"/>
      <text:p text:style-name="Standard"><text:s text:c="8"/>public void AddUfcd(Ufcd ufcd)</text:p>
      <text:p text:style-name="Standard"><text:s text:c="8"/>{</text:p>
      <text:p text:style-name="Standard"><text:s text:c="12"/>Ufcds.Add(ufcd);</text:p>
      <text:p text:style-name="Standard"><text:s text:c="8"/>}</text:p>
      <text:p text:style-name="Standard"/>
      <text:p text:style-name="Standard"><text:s text:c="8"/>public void AddStudent(Student student) // Adicionando o método AddStudent</text:p>
      <text:p text:style-name="Standard"><text:s text:c="8"/>{</text:p>
      <text:p text:style-name="Standard"><text:soft-page-break/><text:s text:c="12"/>Students.Add(student);</text:p>
      <text:p text:style-name="Standard"><text:s text:c="8"/>}</text:p>
      <text:p text:style-name="Standard"><text:s text:c="4"/>}</text:p>
      <text:p text:style-name="Standard"/>
      <text:p text:style-name="Standard"><text:s text:c="4"/>// Resto do código aqui...</text:p>
      <text:p text:style-name="Standard"/>
      <text:p text:style-name="Standard"><text:s text:c="4"/>class Ufcd</text:p>
      <text:p text:style-name="Standard"><text:s text:c="4"/>{</text:p>
      <text:p text:style-name="Standard"><text:s text:c="8"/>public string Name { get; set; }</text:p>
      <text:p text:style-name="Standard"><text:s text:c="8"/>public string Code { get; set; }</text:p>
      <text:p text:style-name="Standard"><text:s text:c="8"/>public string Description { get; set; }</text:p>
      <text:p text:style-name="Standard"><text:s text:c="8"/>public int Duration { get; set; }</text:p>
      <text:p text:style-name="Standard"><text:s text:c="8"/>public string Modality { get; set; }</text:p>
      <text:p text:style-name="Standard"><text:s text:c="8"/>public string Schedule { get; set; }</text:p>
      <text:p text:style-name="Standard"><text:s text:c="8"/>public string Course { get; set; }</text:p>
      <text:p text:style-name="Standard"><text:s text:c="4"/>}</text:p>
      <text:p text:style-name="Standard"/>
      <text:p text:style-name="Standard"><text:s text:c="4"/>class Student</text:p>
      <text:p text:style-name="Standard"><text:s text:c="4"/>{</text:p>
      <text:p text:style-name="Standard"><text:s text:c="8"/>public int ID { get; set; }</text:p>
      <text:p text:style-name="Standard"><text:s text:c="8"/>public string Name { get; set; }</text:p>
      <text:p text:style-name="Standard"><text:s text:c="8"/>public string DateOfBirth { get; set; }</text:p>
      <text:p text:style-name="Standard"><text:s text:c="8"/>public string NIF { get; set; }</text:p>
      <text:p text:style-name="Standard"><text:s text:c="8"/>public string Email { get; set; }</text:p>
      <text:p text:style-name="Standard"><text:s text:c="8"/>public string Address { get; set; }</text:p>
      <text:p text:style-name="Standard"><text:s text:c="8"/>public string Phone { get; set; }</text:p>
      <text:p text:style-name="Standard"><text:s text:c="8"/>public string Availability { get; set; }</text:p>
      <text:p text:style-name="Standard"><text:s text:c="4"/>}</text:p>
      <text:p text:style-name="Standard"/>
      <text:p text:style-name="Standard"><text:s text:c="4"/>// Resto do código aqui...</text:p>
      <text:p text:style-name="Standard"/>
      <text:p text:style-name="Standard"><text:s text:c="4"/>class Professor</text:p>
      <text:p text:style-name="Standard"><text:s text:c="4"/>{</text:p>
      <text:p text:style-name="Standard"><text:s text:c="8"/>public string Name { get; set; }</text:p>
      <text:p text:style-name="Standard"><text:s text:c="8"/>public string DateOfBirth { get; set; }</text:p>
      <text:p text:style-name="Standard"><text:s text:c="8"/>public string NIF { get; set; }</text:p>
      <text:p text:style-name="Standard"><text:s text:c="8"/>public string Email { get; set; }</text:p>
      <text:p text:style-name="Standard"><text:s text:c="8"/>public string Address { get; set; }</text:p>
      <text:p text:style-name="Standard"><text:s text:c="8"/>public string Phone { get; set; }</text:p>
      <text:p text:style-name="Standard"><text:s text:c="8"/>public string Qualifications { get; set; }</text:p>
      <text:p text:style-name="Standard"><text:s text:c="8"/>public string Availability { get; set; }</text:p>
      <text:p text:style-name="Standard"><text:s text:c="4"/>}</text:p>
      <text:p text:style-name="Standard"/>
      <text:p text:style-name="Standard"><text:s text:c="4"/>// Resto do código aqui...</text:p>
      <text:p text:style-name="Standard"/>
      <text:p text:style-name="Standard"><text:s text:c="4"/>class Turma</text:p>
      <text:p text:style-name="Standard"><text:s text:c="4"/>{</text:p>
      <text:p text:style-name="Standard"><text:s text:c="8"/>public string Name { get; set; }</text:p>
      <text:p text:style-name="Standard"><text:s text:c="8"/>public string DateOfBirth;</text:p>
      <text:p text:style-name="Standard"><text:s text:c="4"/>}</text:p>
      <text:p text:style-name="Standard"><text:s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12:11:00.797000000</meta:creation-date>
    <dc:date>2023-09-22T17:34:22.646000000</dc:date>
    <meta:editing-duration>PT56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30" meta:paragraph-count="521" meta:word-count="4007" meta:character-count="45799" meta:non-whitespace-character-count="30814"/>
  </office:meta>
</office:document-meta>
</file>